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able-cell-properties fo:background-color="#cfe7f5"/>
    </style:style>
    <style:style style:name="ce7" style:family="table-cell" style:parent-style-name="Default">
      <style:table-cell-properties fo:background-color="#cfe7f5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cfe7f5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fo:background-color="#ffffff"/>
    </style:style>
    <style:style style:name="ce14" style:family="table-cell" style:parent-style-name="Default" style:data-style-name="N2">
      <style:table-cell-properties fo:background-color="#ffcccc"/>
    </style:style>
    <style:style style:name="ce15" style:family="table-cell" style:parent-style-name="Default" style:data-style-name="N2">
      <style:table-cell-properties fo:background-color="#cfe7f5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/>
    <style:style style:name="ce18" style:family="table-cell" style:parent-style-name="Default" style:data-style-name="N121">
      <style:table-cell-properties fo:background-color="#ffffff"/>
    </style:style>
    <style:style style:name="ce19" style:family="table-cell" style:parent-style-name="Default" style:data-style-name="N121">
      <style:table-cell-properties fo:background-color="#ffcccc"/>
    </style:style>
    <style:style style:name="ce20" style:family="table-cell" style:parent-style-name="Default" style:data-style-name="N121">
      <style:table-cell-properties fo:background-color="#cfe7f5"/>
    </style:style>
    <style:style style:name="ce21" style:family="table-cell" style:parent-style-name="Default" style:data-style-name="N121">
      <style:table-cell-properties fo:background-color="transparent"/>
    </style:style>
    <style:style style:name="ce22" style:family="table-cell" style:parent-style-name="Default" style:data-style-name="N121"/>
    <style:style style:name="ce23" style:family="table-cell" style:parent-style-name="Default" style:data-style-name="N112">
      <style:table-cell-properties fo:background-color="#ffffff"/>
    </style:style>
    <style:style style:name="ce24" style:family="table-cell" style:parent-style-name="Default" style:data-style-name="N112">
      <style:table-cell-properties fo:background-color="#ffcccc"/>
    </style:style>
    <style:style style:name="ce25" style:family="table-cell" style:parent-style-name="Default" style:data-style-name="N112">
      <style:table-cell-properties fo:background-color="#cfe7f5"/>
    </style:style>
    <style:style style:name="ce26" style:family="table-cell" style:parent-style-name="Default" style:data-style-name="N112">
      <style:table-cell-properties fo:background-color="transparent"/>
    </style:style>
    <style:style style:name="ce27" style:family="table-cell" style:parent-style-name="Default" style:data-style-name="N112"/>
    <style:style style:name="ce28" style:family="table-cell" style:parent-style-name="Default" style:data-style-name="N37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1" style:family="table-cell" style:parent-style-name="Default" style:data-style-name="N113">
      <style:table-cell-properties fo:background-color="#ffcccc"/>
    </style:style>
    <style:style style:name="ce32" style:family="table-cell" style:parent-style-name="Default" style:data-style-name="N113">
      <style:table-cell-properties fo:background-color="#cfe7f5"/>
    </style:style>
    <style:style style:name="ce33" style:family="table-cell" style:parent-style-name="Default" style:data-style-name="N113">
      <style:table-cell-properties fo:background-color="transparent"/>
    </style:style>
    <style:style style:name="ce34" style:family="table-cell" style:parent-style-name="Default" style:data-style-name="N113">
      <style:table-cell-properties fo:background-color="#ffffff"/>
    </style:style>
    <style:style style:name="ce35" style:family="table-cell" style:parent-style-name="Default" style:data-style-name="N113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DA+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8" table:default-cell-style-name="Default"/>
        <table:table-column table:style-name="co9" table:default-cell-style-name="ce17"/>
        <table:table-column table:style-name="co9" table:default-cell-style-name="ce22"/>
        <table:table-column table:style-name="co9" table:default-cell-style-name="ce17"/>
        <table:table-column table:style-name="co2" table:default-cell-style-name="Default"/>
        <table:table-column table:style-name="co10" table:default-cell-style-name="ce22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" table:default-cell-style-name="Default"/>
        <table:table-column table:style-name="co13" table:default-cell-style-name="ce17"/>
        <table:table-column table:style-name="co14" table:number-columns-repeated="3" table:default-cell-style-name="ce17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98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MA</text:p>
          </table:table-cell>
          <table:table-cell table:style-name="ce1" office:value-type="string" calcext:value-type="string">
            <text:p>Cword</text:p>
          </table:table-cell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Thr</text:p>
          </table:table-cell>
          <table:table-cell table:style-name="ce1" office:value-type="string" calcext:value-type="string">
            <text:p>Sort Read</text:p>
          </table:table-cell>
          <table:table-cell table:style-name="ce1" office:value-type="string" calcext:value-type="string">
            <text:p>Bundle Size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Seconds</text:p>
          </table:table-cell>
          <table:table-cell table:style-name="ce13" office:value-type="string" calcext:value-type="string">
            <text:p>Hours</text:p>
          </table:table-cell>
          <table:table-cell table:style-name="ce1"/>
          <table:table-cell table:style-name="ce13" office:value-type="string" calcext:value-type="string">
            <text:p>4n x</text:p>
          </table:table-cell>
          <table:table-cell table:style-name="ce18" office:value-type="string" calcext:value-type="string">
            <text:p>8n x</text:p>
          </table:table-cell>
          <table:table-cell table:style-name="ce13" office:value-type="string" calcext:value-type="string">
            <text:p>32n x</text:p>
          </table:table-cell>
          <table:table-cell table:style-name="ce1"/>
          <table:table-cell table:style-name="ce18" office:value-type="string" calcext:value-type="string">
            <text:p>vs <text:s/>Serial</text:p>
          </table:table-cell>
          <table:table-cell table:style-name="ce13" office:value-type="string" calcext:value-type="string">
            <text:p>vs AD-LDA</text:p>
          </table:table-cell>
          <table:table-cell table:style-name="ce13" office:value-type="string" calcext:value-type="string">
            <text:p>AD-LDA 2.3</text:p>
          </table:table-cell>
          <table:table-cell table:style-name="ce13"/>
          <table:table-cell table:style-name="ce1"/>
          <table:table-cell table:style-name="ce13" office:value-type="string" calcext:value-type="string">
            <text:p>v1x</text:p>
          </table:table-cell>
          <table:table-cell table:style-name="ce13" office:value-type="string" calcext:value-type="string">
            <text:p>v1.1x</text:p>
          </table:table-cell>
          <table:table-cell table:style-name="ce13" office:value-type="string" calcext:value-type="string">
            <text:p>v1.2x</text:p>
          </table:table-cell>
          <table:table-cell table:style-name="ce13" office:value-type="string" calcext:value-type="string">
            <text:p>v1.3x</text:p>
          </table:table-cell>
          <table:table-cell table:style-name="ce1" office:value-type="string" calcext:value-type="string">
            <text:p>v1.43</text:p>
          </table:table-cell>
          <table:table-cell table:style-name="ce1" office:value-type="string" calcext:value-type="string">
            <text:p>v1.44</text:p>
          </table:table-cell>
          <table:table-cell table:style-name="ce1" table:number-columns-repeated="2"/>
          <table:table-cell table:style-name="ce23"/>
          <table:table-cell table:style-name="ce1"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7-08-04" calcext:value-type="date">
            <text:p>04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800" calcext:value-type="float">
            <text:p>1800</text:p>
          </table:table-cell>
          <table:table-cell table:style-name="ce14" table:formula="of:=[.P2]/3600" office:value-type="float" office:value="0.5" calcext:value-type="float">
            <text:p>0.50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2]*[.E2]" office:value-type="float" office:value="2" calcext:value-type="float">
            <text:p>2.0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7-08-04" calcext:value-type="date">
            <text:p>04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520" calcext:value-type="float">
            <text:p>1520</text:p>
          </table:table-cell>
          <table:table-cell table:style-name="ce14" table:formula="of:=[.P3]/3600" office:value-type="float" office:value="0.422222222222222" calcext:value-type="float">
            <text:p>0.42</text:p>
          </table:table-cell>
          <table:table-cell table:style-name="ce2"/>
          <table:table-cell table:style-name="ce14" table:formula="of:=[.P2]/[.P3]" office:value-type="float" office:value="1.18421052631579" calcext:value-type="float">
            <text:p>1.18</text:p>
          </table:table-cell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3]*[.E3]" office:value-type="float" office:value="3.37777777777778" calcext:value-type="float">
            <text:p>3.4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7-08-04" calcext:value-type="date">
            <text:p>04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040" calcext:value-type="float">
            <text:p>7040</text:p>
          </table:table-cell>
          <table:table-cell table:style-name="ce14" table:formula="of:=[.P4]/3600" office:value-type="float" office:value="1.95555555555556" calcext:value-type="float">
            <text:p>1.96</text:p>
          </table:table-cell>
          <table:table-cell table:style-name="ce2"/>
          <table:table-cell table:style-name="ce14" table:formula="of:=[.P2]/[.P4]" office:value-type="float" office:value="0.255681818181818" calcext:value-type="float">
            <text:p>0.26</text:p>
          </table:table-cell>
          <table:table-cell table:style-name="ce19" table:formula="of:=[.P3]/[.P4]" office:value-type="float" office:value="0.215909090909091" calcext:value-type="float">
            <text:p>0.2159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]*[.E4]" office:value-type="float" office:value="62.5777777777778" calcext:value-type="float">
            <text:p>62.6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7-08-04" calcext:value-type="date">
            <text:p>04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020" calcext:value-type="float">
            <text:p>7020</text:p>
          </table:table-cell>
          <table:table-cell table:style-name="ce14" table:formula="of:=[.P5]/3600" office:value-type="float" office:value="1.95" calcext:value-type="float">
            <text:p>1.95</text:p>
          </table:table-cell>
          <table:table-cell table:style-name="ce2"/>
          <table:table-cell table:style-name="ce14" table:formula="of:=[.P2]/[.P5]" office:value-type="float" office:value="0.256410256410256" calcext:value-type="float">
            <text:p>0.26</text:p>
          </table:table-cell>
          <table:table-cell table:style-name="ce19" table:formula="of:=[.P3]/[.P5]" office:value-type="float" office:value="0.216524216524216" calcext:value-type="float">
            <text:p>0.2165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]*[.E5]" office:value-type="float" office:value="62.4" calcext:value-type="float">
            <text:p>62.4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date" office:date-value="2017-08-05" calcext:value-type="date">
            <text:p>05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540" calcext:value-type="float">
            <text:p>3540</text:p>
          </table:table-cell>
          <table:table-cell table:style-name="ce15" table:formula="of:=[.P6]/3600" office:value-type="float" office:value="0.983333333333333" calcext:value-type="float">
            <text:p>0.98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6]*[.E6]" office:value-type="float" office:value="3.93333333333333" calcext:value-type="float">
            <text:p>3.9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17-08-05" calcext:value-type="date">
            <text:p>05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530" calcext:value-type="float">
            <text:p>2530</text:p>
          </table:table-cell>
          <table:table-cell table:style-name="ce15" table:formula="of:=[.P7]/3600" office:value-type="float" office:value="0.702777777777778" calcext:value-type="float">
            <text:p>0.70</text:p>
          </table:table-cell>
          <table:table-cell table:style-name="ce3"/>
          <table:table-cell table:style-name="ce15" table:formula="of:=[.P6]/[.P7]" office:value-type="float" office:value="1.39920948616601" calcext:value-type="float">
            <text:p>1.40</text:p>
          </table:table-cell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7]*[.E7]" office:value-type="float" office:value="5.62222222222222" calcext:value-type="float">
            <text:p>5.6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17-08-05" calcext:value-type="date">
            <text:p>05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1000" calcext:value-type="float">
            <text:p>11000</text:p>
          </table:table-cell>
          <table:table-cell table:style-name="ce15" table:formula="of:=[.P8]/3600" office:value-type="float" office:value="3.05555555555556" calcext:value-type="float">
            <text:p>3.06</text:p>
          </table:table-cell>
          <table:table-cell table:style-name="ce3"/>
          <table:table-cell table:style-name="ce15" table:formula="of:=[.P6]/[.P8]" office:value-type="float" office:value="0.321818181818182" calcext:value-type="float">
            <text:p>0.32</text:p>
          </table:table-cell>
          <table:table-cell table:style-name="ce20" table:formula="of:=[.P7]/[.P8]" office:value-type="float" office:value="0.23" calcext:value-type="float">
            <text:p>0.2300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8]*[.E8]" office:value-type="float" office:value="97.7777777777778" calcext:value-type="float">
            <text:p>97.8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7-08-05" calcext:value-type="date">
            <text:p>05/08/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9800" calcext:value-type="float">
            <text:p>19800</text:p>
          </table:table-cell>
          <table:table-cell table:style-name="ce14" table:formula="of:=[.P9]/3600" office:value-type="float" office:value="5.5" calcext:value-type="float">
            <text:p>5.50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9]*[.E9]" office:value-type="float" office:value="22" calcext:value-type="float">
            <text:p>22.0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17-08-05" calcext:value-type="date">
            <text:p>05/08/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4500" calcext:value-type="float">
            <text:p>14500</text:p>
          </table:table-cell>
          <table:table-cell table:style-name="ce14" table:formula="of:=[.P10]/3600" office:value-type="float" office:value="4.02777777777778" calcext:value-type="float">
            <text:p>4.03</text:p>
          </table:table-cell>
          <table:table-cell table:style-name="ce2"/>
          <table:table-cell table:style-name="ce14" table:formula="of:=[.P9]/[.P10]" office:value-type="float" office:value="1.36551724137931" calcext:value-type="float">
            <text:p>1.37</text:p>
          </table:table-cell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10]*[.E10]" office:value-type="float" office:value="32.2222222222222" calcext:value-type="float">
            <text:p>32.2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7-08-05" calcext:value-type="date">
            <text:p>05/08/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5500" calcext:value-type="float">
            <text:p>65500</text:p>
          </table:table-cell>
          <table:table-cell table:style-name="ce14" table:formula="of:=[.P11]/3600" office:value-type="float" office:value="18.1944444444444" calcext:value-type="float">
            <text:p>18.19</text:p>
          </table:table-cell>
          <table:table-cell table:style-name="ce2"/>
          <table:table-cell table:style-name="ce14" table:formula="of:=[.P9]/[.P11]" office:value-type="float" office:value="0.302290076335878" calcext:value-type="float">
            <text:p>0.30</text:p>
          </table:table-cell>
          <table:table-cell table:style-name="ce19" table:formula="of:=[.P10]/[.P11]" office:value-type="float" office:value="0.221374045801527" calcext:value-type="float">
            <text:p>0.2214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11]*[.E11]" office:value-type="float" office:value="582.222222222222" calcext:value-type="float">
            <text:p>582.2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date" office:date-value="2017-08-07" calcext:value-type="date">
            <text:p>07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8610" calcext:value-type="float">
            <text:p>8610</text:p>
          </table:table-cell>
          <table:table-cell table:style-name="ce15" table:formula="of:=[.P12]/3600" office:value-type="float" office:value="2.39166666666667" calcext:value-type="float">
            <text:p>2.39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12]*[.E12]" office:value-type="float" office:value="9.56666666666667" calcext:value-type="float">
            <text:p>9.6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date" office:date-value="2017-08-07" calcext:value-type="date">
            <text:p>07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890" calcext:value-type="float">
            <text:p>5890</text:p>
          </table:table-cell>
          <table:table-cell table:style-name="ce15" table:formula="of:=[.P13]/3600" office:value-type="float" office:value="1.63611111111111" calcext:value-type="float">
            <text:p>1.64</text:p>
          </table:table-cell>
          <table:table-cell table:style-name="ce3"/>
          <table:table-cell table:style-name="ce15" table:formula="of:=[.P12]/[.P13]" office:value-type="float" office:value="1.46179966044143" calcext:value-type="float">
            <text:p>1.46</text:p>
          </table:table-cell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13]*[.E13]" office:value-type="float" office:value="13.0888888888889" calcext:value-type="float">
            <text:p>13.1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date" office:date-value="2017-08-07" calcext:value-type="date">
            <text:p>07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810" calcext:value-type="float">
            <text:p>3810</text:p>
          </table:table-cell>
          <table:table-cell table:style-name="ce15" table:formula="of:=[.P14]/3600" office:value-type="float" office:value="1.05833333333333" calcext:value-type="float">
            <text:p>1.06</text:p>
          </table:table-cell>
          <table:table-cell table:style-name="ce3"/>
          <table:table-cell table:style-name="ce15" table:formula="of:=[.P12]/[.P14]" office:value-type="float" office:value="2.25984251968504" calcext:value-type="float">
            <text:p>2.26</text:p>
          </table:table-cell>
          <table:table-cell table:style-name="ce20" table:formula="of:=[.P13]/[.P14]" office:value-type="float" office:value="1.54593175853018" calcext:value-type="float">
            <text:p>1.5459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14]*[.E14]" office:value-type="float" office:value="33.8666666666667" calcext:value-type="float">
            <text:p>33.9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17-08-08" calcext:value-type="date">
            <text:p>08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8300" calcext:value-type="float">
            <text:p>8300</text:p>
          </table:table-cell>
          <table:table-cell table:style-name="ce14" table:formula="of:=[.P15]/3600" office:value-type="float" office:value="2.30555555555556" calcext:value-type="float">
            <text:p>2.31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15]*[.E15]" office:value-type="float" office:value="9.22222222222222" calcext:value-type="float">
            <text:p>9.2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17-08-08" calcext:value-type="date">
            <text:p>08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480" calcext:value-type="float">
            <text:p>6480</text:p>
          </table:table-cell>
          <table:table-cell table:style-name="ce14" table:formula="of:=[.P16]/3600" office:value-type="float" office:value="1.8" calcext:value-type="float">
            <text:p>1.80</text:p>
          </table:table-cell>
          <table:table-cell table:style-name="ce2"/>
          <table:table-cell table:style-name="ce14" table:formula="of:=[.P15]/[.P16]" office:value-type="float" office:value="1.28086419753086" calcext:value-type="float">
            <text:p>1.28</text:p>
          </table:table-cell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16]*[.E16]" office:value-type="float" office:value="14.4" calcext:value-type="float">
            <text:p>14.4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17-08-08" calcext:value-type="date">
            <text:p>08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950" calcext:value-type="float">
            <text:p>4950</text:p>
          </table:table-cell>
          <table:table-cell table:style-name="ce14" table:formula="of:=[.P17]/3600" office:value-type="float" office:value="1.375" calcext:value-type="float">
            <text:p>1.38</text:p>
          </table:table-cell>
          <table:table-cell table:style-name="ce2"/>
          <table:table-cell table:style-name="ce14" table:formula="of:=[.P15]/[.P17]" office:value-type="float" office:value="1.67676767676768" calcext:value-type="float">
            <text:p>1.68</text:p>
          </table:table-cell>
          <table:table-cell table:style-name="ce19" table:formula="of:=[.P16]/[.P17]" office:value-type="float" office:value="1.30909090909091" calcext:value-type="float">
            <text:p>1.3091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17]*[.E17]" office:value-type="float" office:value="44" calcext:value-type="float">
            <text:p>44.0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date" office:date-value="2017-08-08" calcext:value-type="date">
            <text:p>08/08/1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4400" calcext:value-type="float">
            <text:p>34400</text:p>
          </table:table-cell>
          <table:table-cell table:style-name="ce15" table:formula="of:=[.P18]/3600" office:value-type="float" office:value="9.55555555555556" calcext:value-type="float">
            <text:p>9.56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18]*[.E18]" office:value-type="float" office:value="76.4444444444444" calcext:value-type="float">
            <text:p>76.4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date" office:date-value="2017-08-08" calcext:value-type="date">
            <text:p>08/08/1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8400" calcext:value-type="float">
            <text:p>28400</text:p>
          </table:table-cell>
          <table:table-cell table:style-name="ce15" table:formula="of:=[.P19]/3600" office:value-type="float" office:value="7.88888888888889" calcext:value-type="float">
            <text:p>7.89</text:p>
          </table:table-cell>
          <table:table-cell table:style-name="ce3"/>
          <table:table-cell table:style-name="ce15"/>
          <table:table-cell table:style-name="ce20" table:formula="of:=[.P18]/[.P19]" office:value-type="float" office:value="1.2112676056338" calcext:value-type="float">
            <text:p>1.2113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19]*[.E19]" office:value-type="float" office:value="252.444444444444" calcext:value-type="float">
            <text:p>252.4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17-08-09" calcext:value-type="date">
            <text:p>09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83600" calcext:value-type="float">
            <text:p>83600</text:p>
          </table:table-cell>
          <table:table-cell table:style-name="ce14" table:formula="of:=[.P20]/3600" office:value-type="float" office:value="23.2222222222222" calcext:value-type="float">
            <text:p>23.22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20]" office:value-type="float" office:value="3.40793540669856" calcext:value-type="float">
            <text:p>3.4079</text:p>
          </table:table-cell>
          <table:table-cell table:style-name="ce14" table:formula="of:=39119.52/[.P20]" office:value-type="float" office:value="0.467936842105263" calcext:value-type="float">
            <text:p>0.47</text:p>
          </table:table-cell>
          <table:table-cell table:style-name="ce14" table:number-columns-repeated="2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20]*[.E20]" office:value-type="float" office:value="185.777777777778" calcext:value-type="float">
            <text:p>185.8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17-08-09" calcext:value-type="date">
            <text:p>09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5700" calcext:value-type="float">
            <text:p>45700</text:p>
          </table:table-cell>
          <table:table-cell table:style-name="ce14" table:formula="of:=[.P21]/3600" office:value-type="float" office:value="12.6944444444444" calcext:value-type="float">
            <text:p>12.69</text:p>
          </table:table-cell>
          <table:table-cell table:style-name="ce2"/>
          <table:table-cell table:style-name="ce14"/>
          <table:table-cell table:style-name="ce19" table:formula="of:=[.P20]/[.P21]" office:value-type="float" office:value="1.82932166301969" calcext:value-type="float">
            <text:p>1.8293</text:p>
          </table:table-cell>
          <table:table-cell table:style-name="ce14"/>
          <table:table-cell table:style-name="ce2"/>
          <table:table-cell table:style-name="ce19" table:formula="of:=284903.4/[.P21]" office:value-type="float" office:value="6.23421006564552" calcext:value-type="float">
            <text:p>6.2342</text:p>
          </table:table-cell>
          <table:table-cell table:style-name="ce14" table:formula="of:=20869.18/[.P21]" office:value-type="float" office:value="0.45665601750547" calcext:value-type="float">
            <text:p>0.46</text:p>
          </table:table-cell>
          <table:table-cell table:style-name="ce14" table:number-columns-repeated="2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21]*[.E21]" office:value-type="float" office:value="406.222222222222" calcext:value-type="float">
            <text:p>406.2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17-08-09" calcext:value-type="date">
            <text:p>09/08/1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4200" calcext:value-type="float">
            <text:p>74200</text:p>
          </table:table-cell>
          <table:table-cell table:style-name="ce14" table:formula="of:=[.P22]/3600" office:value-type="float" office:value="20.6111111111111" calcext:value-type="float">
            <text:p>20.61</text:p>
          </table:table-cell>
          <table:table-cell table:style-name="ce2"/>
          <table:table-cell table:style-name="ce14"/>
          <table:table-cell table:style-name="ce19" table:formula="of:=[.P21]/[.P22]" office:value-type="float" office:value="0.615902964959569" calcext:value-type="float">
            <text:p>0.6159</text:p>
          </table:table-cell>
          <table:table-cell table:style-name="ce14" table:formula="of:=[.P20]/[.P22]" office:value-type="float" office:value="1.1266846361186" calcext:value-type="float">
            <text:p>1.13</text:p>
          </table:table-cell>
          <table:table-cell table:style-name="ce2"/>
          <table:table-cell table:style-name="ce19" table:formula="of:=284903.4/[.P22]" office:value-type="float" office:value="3.83966846361186" calcext:value-type="float">
            <text:p>3.8397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22]*[.E22]" office:value-type="float" office:value="1319.11111111111" calcext:value-type="float">
            <text:p>1319.1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date" office:date-value="2017-08-11" calcext:value-type="date">
            <text:p>11/08/1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88400" calcext:value-type="float">
            <text:p>88400</text:p>
          </table:table-cell>
          <table:table-cell table:style-name="ce15" table:formula="of:=[.P23]/3600" office:value-type="float" office:value="24.5555555555556" calcext:value-type="float">
            <text:p>24.56</text:p>
          </table:table-cell>
          <table:table-cell table:style-name="ce3"/>
          <table:table-cell table:style-name="ce15"/>
          <table:table-cell table:style-name="ce20" table:formula="of:=[.$P$23]/[.P23]" office:value-type="float" office:value="1" calcext:value-type="float">
            <text:p>1.0000</text:p>
          </table:table-cell>
          <table:table-cell table:style-name="ce15"/>
          <table:table-cell table:style-name="ce3"/>
          <table:table-cell table:style-name="ce20" table:formula="of:=284903.4/[.P23]" office:value-type="float" office:value="3.22288914027149" calcext:value-type="float">
            <text:p>3.2229</text:p>
          </table:table-cell>
          <table:table-cell table:style-name="ce15" table:formula="of:=39119.52/[.P23]" office:value-type="float" office:value="0.44252850678733" calcext:value-type="float">
            <text:p>0.44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15" table:formula="of:=[.P20]/[.P23]" office:value-type="float" office:value="0.945701357466063" calcext:value-type="float">
            <text:p>0.95</text:p>
          </table:table-cell>
          <table:table-cell table:style-name="ce15" table:number-columns-repeated="2"/>
          <table:table-cell table:style-name="ce3" table:number-columns-repeated="4"/>
          <table:table-cell table:style-name="ce24" table:formula="of:=[.Q23]*[.E23]" office:value-type="float" office:value="196.444444444444" calcext:value-type="float">
            <text:p>196.4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date" office:date-value="2017-08-11" calcext:value-type="date">
            <text:p>11/08/1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6700" calcext:value-type="float">
            <text:p>36700</text:p>
          </table:table-cell>
          <table:table-cell table:style-name="ce15" table:formula="of:=[.P24]/3600" office:value-type="float" office:value="10.1944444444444" calcext:value-type="float">
            <text:p>10.19</text:p>
          </table:table-cell>
          <table:table-cell table:style-name="ce3"/>
          <table:table-cell table:style-name="ce15"/>
          <table:table-cell table:style-name="ce20" table:formula="of:=[.$P$23]/[.P24]" office:value-type="float" office:value="2.40871934604905" calcext:value-type="float">
            <text:p>2.4087</text:p>
          </table:table-cell>
          <table:table-cell table:style-name="ce15"/>
          <table:table-cell table:style-name="ce3"/>
          <table:table-cell table:style-name="ce20" table:formula="of:=284903.4/[.P24]" office:value-type="float" office:value="7.76303542234333" calcext:value-type="float">
            <text:p>7.7630</text:p>
          </table:table-cell>
          <table:table-cell table:style-name="ce15" table:formula="of:=20869.18/[.P24]" office:value-type="float" office:value="0.568642506811989" calcext:value-type="float">
            <text:p>0.57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15" table:formula="of:=[.P21]/[.P24]" office:value-type="float" office:value="1.24523160762943" calcext:value-type="float">
            <text:p>1.25</text:p>
          </table:table-cell>
          <table:table-cell table:style-name="ce15" table:number-columns-repeated="2"/>
          <table:table-cell table:style-name="ce3" table:number-columns-repeated="4"/>
          <table:table-cell table:style-name="ce24" table:formula="of:=[.Q24]*[.E24]" office:value-type="float" office:value="326.222222222222" calcext:value-type="float">
            <text:p>326.2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17-08-11" calcext:value-type="date">
            <text:p>11/08/17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8800" calcext:value-type="float">
            <text:p>78800</text:p>
          </table:table-cell>
          <table:table-cell table:style-name="ce14" table:formula="of:=[.P25]/3600" office:value-type="float" office:value="21.8888888888889" calcext:value-type="float">
            <text:p>21.89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25]" office:value-type="float" office:value="3.61552538071066" calcext:value-type="float">
            <text:p>3.6155</text:p>
          </table:table-cell>
          <table:table-cell table:style-name="ce14" table:formula="of:=39119.52/[.P23]" office:value-type="float" office:value="0.44252850678733" calcext:value-type="float">
            <text:p>0.44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14" table:formula="of:=[.P20]/[.P25]" office:value-type="float" office:value="1.06091370558376" calcext:value-type="float">
            <text:p>1.06</text:p>
          </table:table-cell>
          <table:table-cell table:style-name="ce14" table:formula="of:=[.P23]/[.P25]" office:value-type="float" office:value="1.12182741116751" calcext:value-type="float">
            <text:p>1.12</text:p>
          </table:table-cell>
          <table:table-cell table:style-name="ce14"/>
          <table:table-cell table:style-name="ce2" table:number-columns-repeated="4"/>
          <table:table-cell table:style-name="ce24" table:formula="of:=[.Q25]*[.E25]" office:value-type="float" office:value="175.111111111111" calcext:value-type="float">
            <text:p>175.1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date" office:date-value="2017-08-11" calcext:value-type="date">
            <text:p>11/08/1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32700" calcext:value-type="float">
            <text:p>32700</text:p>
          </table:table-cell>
          <table:table-cell table:style-name="ce14" table:formula="of:=[.P26]/3600" office:value-type="float" office:value="9.08333333333333" calcext:value-type="float">
            <text:p>9.08</text:p>
          </table:table-cell>
          <table:table-cell table:style-name="ce2"/>
          <table:table-cell table:style-name="ce14"/>
          <table:table-cell table:style-name="ce19" table:formula="of:=[.P25]/[.P26]" office:value-type="float" office:value="2.40978593272171" calcext:value-type="float">
            <text:p>2.4098</text:p>
          </table:table-cell>
          <table:table-cell table:style-name="ce14"/>
          <table:table-cell table:style-name="ce2"/>
          <table:table-cell table:style-name="ce19" table:formula="of:=284903.4/[.P26]" office:value-type="float" office:value="8.71264220183486" calcext:value-type="float">
            <text:p>8.7126</text:p>
          </table:table-cell>
          <table:table-cell table:style-name="ce14" table:formula="of:=20869.18/[.P26]" office:value-type="float" office:value="0.63820122324159" calcext:value-type="float">
            <text:p>0.64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14" table:formula="of:=[.P21]/[.P26]" office:value-type="float" office:value="1.39755351681957" calcext:value-type="float">
            <text:p>1.40</text:p>
          </table:table-cell>
          <table:table-cell table:style-name="ce14" table:formula="of:=[.P24]/[.P26]" office:value-type="float" office:value="1.12232415902141" calcext:value-type="float">
            <text:p>1.12</text:p>
          </table:table-cell>
          <table:table-cell table:style-name="ce14"/>
          <table:table-cell table:style-name="ce2" table:number-columns-repeated="4"/>
          <table:table-cell table:style-name="ce24" table:formula="of:=[.Q26]*[.E26]" office:value-type="float" office:value="290.666666666667" calcext:value-type="float">
            <text:p>290.7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date" office:date-value="2017-08-12" calcext:value-type="date">
            <text:p>12/08/1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HANG on Win_create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15"/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/>
          <table:table-cell table:style-name="ce3" table:number-columns-repeated="98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date" office:date-value="2017-08-13" calcext:value-type="date">
            <text:p>13/08/17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CRASHED on 2d windows out of rang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date" office:date-value="2017-08-15" calcext:value-type="date">
            <text:p>15/08/17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88880.69" calcext:value-type="float">
            <text:p>88880.69</text:p>
          </table:table-cell>
          <table:table-cell table:style-name="ce15" table:formula="of:=[.P29]/3600" office:value-type="float" office:value="24.6890805555556" calcext:value-type="float">
            <text:p>24.69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29]" office:value-type="float" office:value="3.20545891351654" calcext:value-type="float">
            <text:p>3.2055</text:p>
          </table:table-cell>
          <table:table-cell table:style-name="ce15" table:formula="of:=39119.52/[.P29]" office:value-type="float" office:value="0.440135196970231" calcext:value-type="float">
            <text:p>0.44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15" table:formula="of:=[.P20]/[.P29]" office:value-type="float" office:value="0.940586757371033" calcext:value-type="float">
            <text:p>0.94</text:p>
          </table:table-cell>
          <table:table-cell table:style-name="ce15" table:formula="of:=[.P23]/[.P29]" office:value-type="float" office:value="0.994591738655494" calcext:value-type="float">
            <text:p>0.99</text:p>
          </table:table-cell>
          <table:table-cell table:style-name="ce15" table:formula="of:=[.P25]/[.P29]" office:value-type="float" office:value="0.886581776086572" calcext:value-type="float">
            <text:p>0.89</text:p>
          </table:table-cell>
          <table:table-cell table:style-name="ce3" table:number-columns-repeated="4"/>
          <table:table-cell table:style-name="ce24" table:formula="of:=[.Q29]*[.E29]" office:value-type="float" office:value="197.512644444444" calcext:value-type="float">
            <text:p>197.5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date" office:date-value="2017-08-15" calcext:value-type="date">
            <text:p>15/08/17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6310.59" calcext:value-type="float">
            <text:p>36310.59</text:p>
          </table:table-cell>
          <table:table-cell table:style-name="ce15" table:formula="of:=[.P30]/3600" office:value-type="float" office:value="10.086275" calcext:value-type="float">
            <text:p>10.09</text:p>
          </table:table-cell>
          <table:table-cell table:style-name="ce3"/>
          <table:table-cell table:style-name="ce15"/>
          <table:table-cell table:style-name="ce20" table:formula="of:=[.P29]/[.P30]" office:value-type="float" office:value="2.44778974949181" calcext:value-type="float">
            <text:p>2.4478</text:p>
          </table:table-cell>
          <table:table-cell table:style-name="ce15"/>
          <table:table-cell table:style-name="ce3"/>
          <table:table-cell table:style-name="ce20" table:formula="of:=284903.4/[.P30]" office:value-type="float" office:value="7.84628947092295" calcext:value-type="float">
            <text:p>7.8463</text:p>
          </table:table-cell>
          <table:table-cell table:style-name="ce15" table:formula="of:=20869.18/[.P30]" office:value-type="float" office:value="0.574740867609147" calcext:value-type="float">
            <text:p>0.57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15" table:formula="of:=[.P21]/[.P30]" office:value-type="float" office:value="1.25858599378308" calcext:value-type="float">
            <text:p>1.26</text:p>
          </table:table-cell>
          <table:table-cell table:style-name="ce15" table:formula="of:=[.P24]/[.P30]" office:value-type="float" office:value="1.01072441951508" calcext:value-type="float">
            <text:p>1.01</text:p>
          </table:table-cell>
          <table:table-cell table:style-name="ce15" table:formula="of:=[.P26]/[.P30]" office:value-type="float" office:value="0.90056371984041" calcext:value-type="float">
            <text:p>0.90</text:p>
          </table:table-cell>
          <table:table-cell table:style-name="ce3" table:number-columns-repeated="4"/>
          <table:table-cell table:style-name="ce24" table:formula="of:=[.Q30]*[.E30]" office:value-type="float" office:value="322.7608" calcext:value-type="float">
            <text:p>322.8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date" office:date-value="2017-08-15" calcext:value-type="date">
            <text:p>15/08/1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00631.9" calcext:value-type="float">
            <text:p>100631.9</text:p>
          </table:table-cell>
          <table:table-cell table:style-name="ce14" table:formula="of:=[.P31]/3600" office:value-type="float" office:value="27.9533055555556" calcext:value-type="float">
            <text:p>27.95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31]" office:value-type="float" office:value="2.83114400105732" calcext:value-type="float">
            <text:p>2.8311</text:p>
          </table:table-cell>
          <table:table-cell table:style-name="ce14" table:formula="of:=39119.52/[.P31]" office:value-type="float" office:value="0.388738759776969" calcext:value-type="float">
            <text:p>0.39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14" table:formula="of:=[.P20]/[.P31]" office:value-type="float" office:value="0.830750487668423" calcext:value-type="float">
            <text:p>0.83</text:p>
          </table:table-cell>
          <table:table-cell table:style-name="ce14" table:formula="of:=[.P23]/[.P31]" office:value-type="float" office:value="0.878449080261825" calcext:value-type="float">
            <text:p>0.88</text:p>
          </table:table-cell>
          <table:table-cell table:style-name="ce14" table:formula="of:=[.P25]/[.P31]" office:value-type="float" office:value="0.783051895075021" calcext:value-type="float">
            <text:p>0.78</text:p>
          </table:table-cell>
          <table:table-cell table:style-name="ce14" table:formula="of:=[.P29]/[.P31]" office:value-type="float" office:value="0.883225796193851" calcext:value-type="float">
            <text:p>0.88</text:p>
          </table:table-cell>
          <table:table-cell table:style-name="ce2" table:number-columns-repeated="3"/>
          <table:table-cell table:style-name="ce24" table:formula="of:=[.Q31]*[.E31]" office:value-type="float" office:value="223.626444444444" calcext:value-type="float">
            <text:p>223.6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date" office:date-value="2017-08-15" calcext:value-type="date">
            <text:p>15/08/1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0776.63" calcext:value-type="float">
            <text:p>60776.63</text:p>
          </table:table-cell>
          <table:table-cell table:style-name="ce14" table:formula="of:=[.P32]/3600" office:value-type="float" office:value="16.8823972222222" calcext:value-type="float">
            <text:p>16.88</text:p>
          </table:table-cell>
          <table:table-cell table:style-name="ce2"/>
          <table:table-cell table:style-name="ce14"/>
          <table:table-cell table:style-name="ce19" table:formula="of:=[.P31]/[.P32]" office:value-type="float" office:value="1.65576636940877" calcext:value-type="float">
            <text:p>1.6558</text:p>
          </table:table-cell>
          <table:table-cell table:style-name="ce14"/>
          <table:table-cell table:style-name="ce2"/>
          <table:table-cell table:style-name="ce19" table:formula="of:=284903.4/[.P32]" office:value-type="float" office:value="4.68771302390409" calcext:value-type="float">
            <text:p>4.6877</text:p>
          </table:table-cell>
          <table:table-cell table:style-name="ce14" table:formula="of:=20869.18/[.P32]" office:value-type="float" office:value="0.343375076900447" calcext:value-type="float">
            <text:p>0.34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14" table:formula="of:=[.P21]/[.P32]" office:value-type="float" office:value="0.751933761381636" calcext:value-type="float">
            <text:p>0.75</text:p>
          </table:table-cell>
          <table:table-cell table:style-name="ce14" table:formula="of:=[.P24]/[.P32]" office:value-type="float" office:value="0.603850526098601" calcext:value-type="float">
            <text:p>0.60</text:p>
          </table:table-cell>
          <table:table-cell table:style-name="ce14" table:formula="of:=[.P26]/[.P32]" office:value-type="float" office:value="0.538035754861696" calcext:value-type="float">
            <text:p>0.54</text:p>
          </table:table-cell>
          <table:table-cell table:style-name="ce14" table:formula="of:=[.P30]/[.P32]" office:value-type="float" office:value="0.59744329358176" calcext:value-type="float">
            <text:p>0.60</text:p>
          </table:table-cell>
          <table:table-cell table:style-name="ce2" table:number-columns-repeated="3"/>
          <table:table-cell table:style-name="ce24" table:formula="of:=[.Q32]*[.E32]" office:value-type="float" office:value="540.236711111111" calcext:value-type="float">
            <text:p>540.2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date" office:date-value="2017-08-18" calcext:value-type="date">
            <text:p>18/08/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RAN OUT OF TIME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15"/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/>
          <table:table-cell table:style-name="ce3" table:number-columns-repeated="98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date" office:date-value="2017-08-19" calcext:value-type="date">
            <text:p>19/08/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62768.32" calcext:value-type="float">
            <text:p>62768.32</text:p>
          </table:table-cell>
          <table:table-cell table:style-name="ce14" table:formula="of:=[.P34]/3600" office:value-type="float" office:value="17.4356444444444" calcext:value-type="float">
            <text:p>17.44</text:p>
          </table:table-cell>
          <table:table-cell table:style-name="ce2"/>
          <table:table-cell table:style-name="ce14"/>
          <table:table-cell table:style-name="ce19" table:formula="of:=[.P25]/[.P34]" office:value-type="float" office:value="1.25541037262109" calcext:value-type="float">
            <text:p>1.2554</text:p>
          </table:table-cell>
          <table:table-cell table:style-name="ce14" table:formula="of:=[.P26]/[.P34]" office:value-type="float" office:value="0.520963441430327" calcext:value-type="float">
            <text:p>0.52</text:p>
          </table:table-cell>
          <table:table-cell table:style-name="ce2"/>
          <table:table-cell table:style-name="ce19" table:formula="of:=284903.4/[.P34]" office:value-type="float" office:value="4.53896806541899" calcext:value-type="float">
            <text:p>4.5390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34]*[.E34]" office:value-type="float" office:value="1115.88124444444" calcext:value-type="float">
            <text:p>1115.9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date" office:date-value="2017-08-19" calcext:value-type="date">
            <text:p>19/08/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9" office:value-type="string" calcext:value-type="string">
            <text:p>Out of time</text:p>
          </table:table-cell>
          <table:table-cell table:style-name="ce14"/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35]*[.E35]" office:value-type="float" office:value="0" calcext:value-type="float">
            <text:p>0.0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date" office:date-value="2017-08-20" calcext:value-type="date">
            <text:p>20/08/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AN OUT OF TIME</text:p>
          </table:table-cell>
          <table:table-cell table:style-name="ce3" table:number-columns-repeated="11"/>
          <table:table-cell table:style-name="ce15"/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/>
          <table:table-cell table:style-name="ce3" table:number-columns-repeated="98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8 on 4N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975.605" calcext:value-type="float">
            <text:p>2975.605</text:p>
          </table:table-cell>
          <table:table-cell table:style-name="ce14" table:formula="of:=[.P37]/3600" office:value-type="float" office:value="0.826556944444445" calcext:value-type="float">
            <text:p>0.83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8 on 4N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9" office:value-type="string" calcext:value-type="string">
            <text:p>Out of time</text:p>
          </table:table-cell>
          <table:table-cell table:style-name="ce14"/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date" office:date-value="2017-08-21" calcext:value-type="date">
            <text:p>21/08/1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2880.66" calcext:value-type="float">
            <text:p>32880.66</text:p>
          </table:table-cell>
          <table:table-cell table:style-name="ce15" table:formula="of:=[.P39]/3600" office:value-type="float" office:value="9.13351666666667" calcext:value-type="float">
            <text:p>9.13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39]" office:value-type="float" office:value="8.66477132758284" calcext:value-type="float">
            <text:p>8.6648</text:p>
          </table:table-cell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/>
          <table:table-cell table:style-name="ce3" table:number-columns-repeated="98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315.56" calcext:value-type="float">
            <text:p>54315.56</text:p>
          </table:table-cell>
          <table:table-cell table:style-name="ce14" table:formula="of:=[.P40]/3600" office:value-type="float" office:value="15.0876555555556" calcext:value-type="float">
            <text:p>15.09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0]" office:value-type="float" office:value="5.24533669541472" calcext:value-type="float">
            <text:p>5.2453</text:p>
          </table:table-cell>
          <table:table-cell table:style-name="ce14"/>
          <table:table-cell table:style-name="ce14" table:formula="of:=16377.16/[.P40]" office:value-type="float" office:value="0.301518754478459" calcext:value-type="float">
            <text:p>0.30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0]*[.E40]" office:value-type="float" office:value="482.804977777778" calcext:value-type="float">
            <text:p>482.8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9140.24" calcext:value-type="float">
            <text:p>39140.24</text:p>
          </table:table-cell>
          <table:table-cell table:style-name="ce14" table:formula="of:=[.P41]/3600" office:value-type="float" office:value="10.8722888888889" calcext:value-type="float">
            <text:p>10.87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1]" office:value-type="float" office:value="7.2790407008235" calcext:value-type="float">
            <text:p>7.2790</text:p>
          </table:table-cell>
          <table:table-cell table:style-name="ce2"/>
          <table:table-cell table:style-name="ce14" table:formula="of:=16377.16/[.P41]" office:value-type="float" office:value="0.418422574823251" calcext:value-type="float">
            <text:p>0.42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1]*[.E41]" office:value-type="float" office:value="347.913244444444" calcext:value-type="float">
            <text:p>347.9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7105.26" calcext:value-type="float">
            <text:p>27105.26</text:p>
          </table:table-cell>
          <table:table-cell table:style-name="ce14" table:formula="of:=[.P42]/3600" office:value-type="float" office:value="7.52923888888889" calcext:value-type="float">
            <text:p>7.53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2]" office:value-type="float" office:value="10.5110004478835" calcext:value-type="float">
            <text:p>10.5110</text:p>
          </table:table-cell>
          <table:table-cell table:style-name="ce2"/>
          <table:table-cell table:style-name="ce14" table:formula="of:=16377.16/[.P42]" office:value-type="float" office:value="0.60420597330555" calcext:value-type="float">
            <text:p>0.60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2]*[.E42]" office:value-type="float" office:value="240.935644444444" calcext:value-type="float">
            <text:p>240.9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5614.43" calcext:value-type="float">
            <text:p>45614.43</text:p>
          </table:table-cell>
          <table:table-cell table:style-name="ce14" table:formula="of:=[.P43]/3600" office:value-type="float" office:value="12.670675" calcext:value-type="float">
            <text:p>12.67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3]" office:value-type="float" office:value="6.2459050787218" calcext:value-type="float">
            <text:p>6.2459</text:p>
          </table:table-cell>
          <table:table-cell table:style-name="ce14"/>
          <table:table-cell table:style-name="ce14" table:formula="of:=16377.16/[.P43]" office:value-type="float" office:value="0.359034630050184" calcext:value-type="float">
            <text:p>0.36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3]*[.E43]" office:value-type="float" office:value="405.4616" calcext:value-type="float">
            <text:p>405.5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975.65" calcext:value-type="float">
            <text:p>30975.65</text:p>
          </table:table-cell>
          <table:table-cell table:style-name="ce14" table:formula="of:=[.P44]/3600" office:value-type="float" office:value="8.60434722222222" calcext:value-type="float">
            <text:p>8.60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4]" office:value-type="float" office:value="9.19765686918596" calcext:value-type="float">
            <text:p>9.1977</text:p>
          </table:table-cell>
          <table:table-cell table:style-name="ce14"/>
          <table:table-cell table:style-name="ce14" table:formula="of:=16377.16/[.P44]" office:value-type="float" office:value="0.528710777659226" calcext:value-type="float">
            <text:p>0.53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4]*[.E44]" office:value-type="float" office:value="275.339111111111" calcext:value-type="float">
            <text:p>275.3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994.94" calcext:value-type="float">
            <text:p>23994.94</text:p>
          </table:table-cell>
          <table:table-cell table:style-name="ce14" table:formula="of:=[.P45]/3600" office:value-type="float" office:value="6.66526111111111" calcext:value-type="float">
            <text:p>6.67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5]" office:value-type="float" office:value="11.8734783250135" calcext:value-type="float">
            <text:p>11.8735</text:p>
          </table:table-cell>
          <table:table-cell table:style-name="ce14"/>
          <table:table-cell table:style-name="ce14" table:formula="of:=16377.16/[.P45]" office:value-type="float" office:value="0.682525565806791" calcext:value-type="float">
            <text:p>0.68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5]*[.E45]" office:value-type="float" office:value="213.288355555556" calcext:value-type="float">
            <text:p>213.3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date" office:date-value="2017-08-21" calcext:value-type="date">
            <text:p>21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49681.01" calcext:value-type="float">
            <text:p>49681.01</text:p>
          </table:table-cell>
          <table:table-cell table:style-name="ce15" table:formula="of:=[.P46]/3600" office:value-type="float" office:value="13.8002805555556" calcext:value-type="float">
            <text:p>13.80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46]*[.E46]" office:value-type="float" office:value="441.608977777778" calcext:value-type="float">
            <text:p>441.6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date" office:date-value="2017-08-21" calcext:value-type="date">
            <text:p>21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6206" calcext:value-type="float">
            <text:p>36206</text:p>
          </table:table-cell>
          <table:table-cell table:style-name="ce15" table:formula="of:=[.P47]/3600" office:value-type="float" office:value="10.0572222222222" calcext:value-type="float">
            <text:p>10.06</text:p>
          </table:table-cell>
          <table:table-cell table:style-name="ce3"/>
          <table:table-cell table:style-name="ce15"/>
          <table:table-cell table:style-name="ce20"/>
          <table:table-cell table:style-name="ce15" table:formula="of:=[.P46]/[.P47]" office:value-type="float" office:value="1.37217615864774" calcext:value-type="float">
            <text:p>1.37</text:p>
          </table:table-cell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47]*[.E47]" office:value-type="float" office:value="643.662222222222" calcext:value-type="float">
            <text:p>643.7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date" office:date-value="2017-08-22" calcext:value-type="date">
            <text:p>22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6689.18" calcext:value-type="float">
            <text:p>26689.18</text:p>
          </table:table-cell>
          <table:table-cell table:style-name="ce14" table:formula="of:=[.P48]/3600" office:value-type="float" office:value="7.41366111111111" calcext:value-type="float">
            <text:p>7.41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48]" office:value-type="float" office:value="10.6748652450169" calcext:value-type="float">
            <text:p>10.6749</text:p>
          </table:table-cell>
          <table:table-cell table:style-name="ce14"/>
          <table:table-cell table:style-name="ce14" table:formula="of:=16377.16/[.P48]" office:value-type="float" office:value="0.613625446716609" calcext:value-type="float">
            <text:p>0.61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8]*[.E48]" office:value-type="float" office:value="237.237155555556" calcext:value-type="float">
            <text:p>237.2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date" office:date-value="2017-08-22" calcext:value-type="date">
            <text:p>22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2115.85" calcext:value-type="float">
            <text:p>22115.85</text:p>
          </table:table-cell>
          <table:table-cell table:style-name="ce14" table:formula="of:=[.P49]/3600" office:value-type="float" office:value="6.14329166666667" calcext:value-type="float">
            <text:p>6.14</text:p>
          </table:table-cell>
          <table:table-cell table:style-name="ce2"/>
          <table:table-cell table:style-name="ce14"/>
          <table:table-cell table:style-name="ce19" table:formula="of:=[.$P$59]/[.P49]" office:value-type="float" office:value="3.27728348673011" calcext:value-type="float">
            <text:p>3.2773</text:p>
          </table:table-cell>
          <table:table-cell table:style-name="ce14"/>
          <table:table-cell table:style-name="ce2"/>
          <table:table-cell table:style-name="ce19" table:formula="of:=284903.4/[.P49]" office:value-type="float" office:value="12.8823174329723" calcext:value-type="float">
            <text:p>12.8823</text:p>
          </table:table-cell>
          <table:table-cell table:style-name="ce14"/>
          <table:table-cell table:style-name="ce14" table:formula="of:=16377.16/[.P49]" office:value-type="float" office:value="0.740516869123276" calcext:value-type="float">
            <text:p>0.74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49]*[.E49]" office:value-type="float" office:value="196.585333333333" calcext:value-type="float">
            <text:p>196.6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date" office:date-value="2017-08-22" calcext:value-type="date">
            <text:p>22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8169.31" calcext:value-type="float">
            <text:p>28169.31</text:p>
          </table:table-cell>
          <table:table-cell table:style-name="ce14" table:formula="of:=[.P50]/3600" office:value-type="float" office:value="7.82480833333333" calcext:value-type="float">
            <text:p>7.82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50]" office:value-type="float" office:value="10.1139644528034" calcext:value-type="float">
            <text:p>10.1140</text:p>
          </table:table-cell>
          <table:table-cell table:style-name="ce14"/>
          <table:table-cell table:style-name="ce14" table:formula="of:=16377.16/[.P50]" office:value-type="float" office:value="0.581383072570823" calcext:value-type="float">
            <text:p>0.58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0]*[.E50]" office:value-type="float" office:value="250.393866666667" calcext:value-type="float">
            <text:p>250.4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date" office:date-value="2017-08-22" calcext:value-type="date">
            <text:p>22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678.28" calcext:value-type="float">
            <text:p>23678.28</text:p>
          </table:table-cell>
          <table:table-cell table:style-name="ce14" table:formula="of:=[.P51]/3600" office:value-type="float" office:value="6.5773" calcext:value-type="float">
            <text:p>6.58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51]" office:value-type="float" office:value="12.0322675464603" calcext:value-type="float">
            <text:p>12.0323</text:p>
          </table:table-cell>
          <table:table-cell table:style-name="ce14"/>
          <table:table-cell table:style-name="ce14" table:formula="of:=16377.16/[.P51]" office:value-type="float" office:value="0.691653278869918" calcext:value-type="float">
            <text:p>0.69</text:p>
          </table:table-cell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1]*[.E51]" office:value-type="float" office:value="210.4736" calcext:value-type="float">
            <text:p>210.5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3533.67" calcext:value-type="float">
            <text:p>33533.67</text:p>
          </table:table-cell>
          <table:table-cell table:style-name="ce15" table:formula="of:=[.P52]/3600" office:value-type="float" office:value="9.31490833333333" calcext:value-type="float">
            <text:p>9.31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/>
          <table:table-cell table:style-name="ce15" table:formula="of:=24167.3/33533.67" office:value-type="float" office:value="0.720687595482391" calcext:value-type="float">
            <text:p>0.72</text:p>
          </table:table-cell>
          <table:table-cell table:style-name="ce15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52]*[.E52]" office:value-type="float" office:value="596.154133333333" calcext:value-type="float">
            <text:p>596.2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9018.57" calcext:value-type="float">
            <text:p>19018.57</text:p>
          </table:table-cell>
          <table:table-cell table:style-name="ce15" table:formula="of:=[.P53]/3600" office:value-type="float" office:value="5.28293611111111" calcext:value-type="float">
            <text:p>5.28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53]" office:value-type="float" office:value="14.9802745421974" calcext:value-type="float">
            <text:p>14.9803</text:p>
          </table:table-cell>
          <table:table-cell table:style-name="ce15"/>
          <table:table-cell table:style-name="ce15" table:formula="of:=15614.48/[.P53]" office:value-type="float" office:value="0.821012305341569" calcext:value-type="float">
            <text:p>0.82</text:p>
          </table:table-cell>
          <table:table-cell table:style-name="ce15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53]*[.E53]" office:value-type="float" office:value="338.107911111111" calcext:value-type="float">
            <text:p>338.1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date" office:date-value="2017-08-23" calcext:value-type="date">
            <text:p>23/08/1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8n on 4N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" calcext:value-type="float">
            <text:p>0.6</text:p>
          </table:table-cell>
          <table:table-cell table:style-name="ce9" office:value-type="string" calcext:value-type="string">
            <text:p>GOT ABOUT HALF WAY IN 24 hours</text:p>
          </table:table-cell>
          <table:table-cell table:style-name="ce14"/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4]*[.E54]" office:value-type="string" office:string-value="" calcext:value-type="error">
            <text:p>#VALUE!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date" office:date-value="2017-08-23" calcext:value-type="date">
            <text:p>23/08/1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32n on 4N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" calcext:value-type="float">
            <text:p>0.6</text:p>
          </table:table-cell>
          <table:table-cell table:style-name="ce9" office:value-type="string" calcext:value-type="string">
            <text:p>HUNG AFTER 3 hours</text:p>
          </table:table-cell>
          <table:table-cell table:style-name="ce14"/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date" office:date-value="2017-08-23" calcext:value-type="date">
            <text:p>23/08/17</text:p>
          </table:table-cell>
          <table:table-cell table:style-name="ce7" office:value-type="string" calcext:value-type="string">
            <text:p>2.3 (O3)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6573.34" calcext:value-type="float">
            <text:p>16573.34</text:p>
          </table:table-cell>
          <table:table-cell table:style-name="ce15" table:formula="of:=[.P56]/3600" office:value-type="float" office:value="4.60370555555556" calcext:value-type="float">
            <text:p>4.60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56]" office:value-type="float" office:value="17.1904637206502" calcext:value-type="float">
            <text:p>17.1905</text:p>
          </table:table-cell>
          <table:table-cell table:style-name="ce15"/>
          <table:table-cell table:style-name="ce15" table:formula="of:=8854.601/[.P56]" office:value-type="float" office:value="0.534267745668646" calcext:value-type="float">
            <text:p>0.53</text:p>
          </table:table-cell>
          <table:table-cell table:style-name="ce15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4" table:formula="of:=[.Q56]*[.E56]" office:value-type="float" office:value="147.318577777778" calcext:value-type="float">
            <text:p>147.3</text:p>
          </table:table-cell>
          <table:table-cell table:style-name="ce3" table:number-columns-repeated="98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8771.99" calcext:value-type="float">
            <text:p>78771.99</text:p>
          </table:table-cell>
          <table:table-cell table:style-name="ce14" table:formula="of:=[.P57]/3600" office:value-type="float" office:value="21.8811083333333" calcext:value-type="float">
            <text:p>21.88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57]" office:value-type="float" office:value="3.61681100096621" calcext:value-type="float">
            <text:p>3.6168</text:p>
          </table:table-cell>
          <table:table-cell table:style-name="ce14"/>
          <table:table-cell table:style-name="ce2"/>
          <table:table-cell table:style-name="ce14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7]*[.E57]" office:value-type="float" office:value="175.048866666667" calcext:value-type="float">
            <text:p>175.0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6682.98" calcext:value-type="float">
            <text:p>76682.98</text:p>
          </table:table-cell>
          <table:table-cell table:style-name="ce14" table:formula="of:=[.P58]/3600" office:value-type="float" office:value="21.3008277777778" calcext:value-type="float">
            <text:p>21.30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58]" office:value-type="float" office:value="3.71534074445203" calcext:value-type="float">
            <text:p>3.7153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8]*[.E58]" office:value-type="float" office:value="170.406622222222" calcext:value-type="float">
            <text:p>170.4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72479.91" calcext:value-type="float">
            <text:p>72479.91</text:p>
          </table:table-cell>
          <table:table-cell table:style-name="ce14" table:formula="of:=[.P59]/3600" office:value-type="float" office:value="20.1333083333333" calcext:value-type="float">
            <text:p>20.13</text:p>
          </table:table-cell>
          <table:table-cell table:style-name="ce2"/>
          <table:table-cell table:style-name="ce14"/>
          <table:table-cell table:style-name="ce19" table:formula="of:=[.$P$59]/[.P59]" office:value-type="float" office:value="1" calcext:value-type="float">
            <text:p>1.0000</text:p>
          </table:table-cell>
          <table:table-cell table:style-name="ce14"/>
          <table:table-cell table:style-name="ce2"/>
          <table:table-cell table:style-name="ce19" table:formula="of:=284903.4/[.P59]" office:value-type="float" office:value="3.93079130479053" calcext:value-type="float">
            <text:p>3.9308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59]*[.E59]" office:value-type="float" office:value="161.066466666667" calcext:value-type="float">
            <text:p>161.1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39078.11" calcext:value-type="float">
            <text:p>39078.11</text:p>
          </table:table-cell>
          <table:table-cell table:style-name="ce14" table:formula="of:=[.P60]/3600" office:value-type="float" office:value="10.8550305555556" calcext:value-type="float">
            <text:p>10.86</text:p>
          </table:table-cell>
          <table:table-cell table:style-name="ce2"/>
          <table:table-cell table:style-name="ce14"/>
          <table:table-cell table:style-name="ce19" table:formula="of:=[.$P$59]/[.P60]" office:value-type="float" office:value="1.85474451041772" calcext:value-type="float">
            <text:p>1.8547</text:p>
          </table:table-cell>
          <table:table-cell table:style-name="ce14"/>
          <table:table-cell table:style-name="ce2"/>
          <table:table-cell table:style-name="ce19" table:formula="of:=284903.4/[.P60]" office:value-type="float" office:value="7.29061359415796" calcext:value-type="float">
            <text:p>7.2906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60]*[.E60]" office:value-type="float" office:value="173.680488888889" calcext:value-type="float">
            <text:p>173.7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4403.23" calcext:value-type="float">
            <text:p>14403.23</text:p>
          </table:table-cell>
          <table:table-cell table:style-name="ce14" table:formula="of:=[.P61]/3600" office:value-type="float" office:value="4.00089722222222" calcext:value-type="float">
            <text:p>4.00</text:p>
          </table:table-cell>
          <table:table-cell table:style-name="ce2"/>
          <table:table-cell table:style-name="ce14"/>
          <table:table-cell table:style-name="ce19" table:formula="of:=[.$P$59]/[.P61]" office:value-type="float" office:value="5.03219833329052" calcext:value-type="float">
            <text:p>5.0322</text:p>
          </table:table-cell>
          <table:table-cell table:style-name="ce14"/>
          <table:table-cell table:style-name="ce2"/>
          <table:table-cell table:style-name="ce19" table:formula="of:=284903.4/[.P61]" office:value-type="float" office:value="19.7805214524798" calcext:value-type="float">
            <text:p>19.7805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61]*[.E61]" office:value-type="float" office:value="256.057422222222" calcext:value-type="float">
            <text:p>256.1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32751.32" calcext:value-type="float">
            <text:p>32751.32</text:p>
          </table:table-cell>
          <table:table-cell table:style-name="ce14" table:formula="of:=[.P62]/3600" office:value-type="float" office:value="9.09758888888889" calcext:value-type="float">
            <text:p>9.10</text:p>
          </table:table-cell>
          <table:table-cell table:style-name="ce2"/>
          <table:table-cell table:style-name="ce14"/>
          <table:table-cell table:style-name="ce19" table:formula="of:=[.$P$71]/[.P62]" office:value-type="float" office:value="5.16066833336794" calcext:value-type="float">
            <text:p>5.1607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62]*[.E62]" office:value-type="float" office:value="582.245688888889" calcext:value-type="float">
            <text:p>582.2</text:p>
          </table:table-cell>
          <table:table-cell table:style-name="ce2" table:number-columns-repeated="98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8" office:value-type="string" calcext:value-type="string">
            <text:p>OUT OF TIME IN 24 HOURS</text:p>
          </table:table-cell>
          <table:table-cell table:style-name="ce15"/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0254.87" calcext:value-type="float">
            <text:p>50254.87</text:p>
          </table:table-cell>
          <table:table-cell table:style-name="ce15" table:formula="of:=[.P64]/3600" office:value-type="float" office:value="13.9596861111111" calcext:value-type="float">
            <text:p>13.96</text:p>
          </table:table-cell>
          <table:table-cell table:style-name="ce3"/>
          <table:table-cell table:style-name="ce15"/>
          <table:table-cell table:style-name="ce20" table:formula="of:=[.$P$71]/[.P64]" office:value-type="float" office:value="3.36323027002159" calcext:value-type="float">
            <text:p>3.3632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 table:formula="of:=SUM([.AJ2:.AJ62])" office:value-type="string" office:string-value="" calcext:value-type="error">
            <text:p>#VALUE!</text:p>
          </table:table-cell>
          <table:table-cell table:style-name="ce3" table:number-columns-repeated="98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42055.01" calcext:value-type="float">
            <text:p>42055.01</text:p>
          </table:table-cell>
          <table:table-cell table:style-name="ce15" table:formula="of:=[.P65]/3600" office:value-type="float" office:value="11.6819472222222" calcext:value-type="float">
            <text:p>11.68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65]" office:value-type="float" office:value="6.77454124966324" calcext:value-type="float">
            <text:p>6.7745</text:p>
          </table:table-cell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8" office:value-type="string" calcext:value-type="string">
            <text:p>OUT OF TIME IN 24 HOURS</text:p>
          </table:table-cell>
          <table:table-cell table:style-name="ce15"/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51882.4" calcext:value-type="float">
            <text:p>51882.4</text:p>
          </table:table-cell>
          <table:table-cell table:style-name="ce15" table:formula="of:=[.P67]/3600" office:value-type="float" office:value="14.4117777777778" calcext:value-type="float">
            <text:p>14.41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 table:formula="of:=284903.4/[.P67]" office:value-type="float" office:value="5.49133039335112" calcext:value-type="float">
            <text:p>5.4913</text:p>
          </table:table-cell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15" table:formula="of:=[.P68]/3600" office:value-type="float" office:value="0" calcext:value-type="float">
            <text:p>0.00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date" office:date-value="2017-08-25" calcext:value-type="date">
            <text:p>25/08/1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6247.35" calcext:value-type="float">
            <text:p>26247.35</text:p>
          </table:table-cell>
          <table:table-cell table:style-name="ce14" table:formula="of:=[.P69]/3600" office:value-type="float" office:value="7.29093055555556" calcext:value-type="float">
            <text:p>7.29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69]" office:value-type="float" office:value="10.8545586506828" calcext:value-type="float">
            <text:p>10.8546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date" office:date-value="2017-08-25" calcext:value-type="date">
            <text:p>25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352.52" calcext:value-type="float">
            <text:p>23352.52</text:p>
          </table:table-cell>
          <table:table-cell table:style-name="ce14" table:formula="of:=[.P70]/3600" office:value-type="float" office:value="6.48681111111111" calcext:value-type="float">
            <text:p>6.49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70]" office:value-type="float" office:value="12.2001137350487" calcext:value-type="float">
            <text:p>12.2001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date" office:date-value="2017-08-25" calcext:value-type="date">
            <text:p>25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69018.7" calcext:value-type="float">
            <text:p>169018.7</text:p>
          </table:table-cell>
          <table:table-cell table:style-name="ce14" table:formula="of:=[.P71]/3600" office:value-type="float" office:value="46.9496388888889" calcext:value-type="float">
            <text:p>46.95</text:p>
          </table:table-cell>
          <table:table-cell table:style-name="ce2"/>
          <table:table-cell table:style-name="ce14"/>
          <table:table-cell table:style-name="ce19" table:formula="of:=[.$P$71]/[.P71]" office:value-type="float" office:value="1" calcext:value-type="float">
            <text:p>1.0000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8" office:value-type="float" office:value="93169.51" calcext:value-type="float">
            <text:p>93169.51</text:p>
          </table:table-cell>
          <table:table-cell table:style-name="ce15" table:formula="of:=[.P72]/3600" office:value-type="float" office:value="25.8804194444444" calcext:value-type="float">
            <text:p>25.88</text:p>
          </table:table-cell>
          <table:table-cell table:style-name="ce3"/>
          <table:table-cell table:style-name="ce15"/>
          <table:table-cell table:style-name="ce20" table:formula="of:=[.$P$71]/[.P72]" office:value-type="float" office:value="1.81409883984578" calcext:value-type="float">
            <text:p>1.8141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.6</text:p>
          </table:table-cell>
          <table:table-cell table:style-name="ce11" office:value-type="float" office:value="94208.69" calcext:value-type="float">
            <text:p>94208.69</text:p>
          </table:table-cell>
          <table:table-cell table:style-name="ce15" table:formula="of:=[.P73]/3600" office:value-type="float" office:value="26.1690805555556" calcext:value-type="float">
            <text:p>26.17</text:p>
          </table:table-cell>
          <table:table-cell table:style-name="ce3"/>
          <table:table-cell table:style-name="ce15"/>
          <table:table-cell table:style-name="ce20"/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5824.19" calcext:value-type="float">
            <text:p>25824.19</text:p>
          </table:table-cell>
          <table:table-cell table:style-name="ce14" table:formula="of:=[.P74]/3600" office:value-type="float" office:value="7.17338611111111" calcext:value-type="float">
            <text:p>7.17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74]" office:value-type="float" office:value="11.0324234758186" calcext:value-type="float">
            <text:p>11.0324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 table:formula="of:=[.Q74]*[.E74]" office:value-type="float" office:value="459.096711111111" calcext:value-type="float">
            <text:p>459.1</text:p>
          </table:table-cell>
          <table:table-cell table:style-name="ce2" table:number-columns-repeated="98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12" office:value-type="float" office:value="29396.01" calcext:value-type="float">
            <text:p>29396.01</text:p>
          </table:table-cell>
          <table:table-cell table:style-name="ce14" table:formula="of:=[.P75]/3600" office:value-type="float" office:value="8.16555833333333" calcext:value-type="float">
            <text:p>8.17</text:p>
          </table:table-cell>
          <table:table-cell table:style-name="ce2"/>
          <table:table-cell table:style-name="ce14"/>
          <table:table-cell table:style-name="ce19" table:formula="of:=[.$P$23]/[.P75]" office:value-type="float" office:value="3.00721084255993" calcext:value-type="float">
            <text:p>3.0072</text:p>
          </table:table-cell>
          <table:table-cell table:style-name="ce14"/>
          <table:table-cell table:style-name="ce2"/>
          <table:table-cell table:style-name="ce19" table:formula="of:=284903.4/[.P75]" office:value-type="float" office:value="9.69190716699307" calcext:value-type="float">
            <text:p>9.6919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date" office:date-value="2017-08-24" calcext:value-type="date">
            <text:p>24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5295.7" calcext:value-type="float">
            <text:p>25295.7</text:p>
          </table:table-cell>
          <table:table-cell table:style-name="ce14" table:formula="of:=[.P76]/3600" office:value-type="float" office:value="7.02658333333333" calcext:value-type="float">
            <text:p>7.03</text:p>
          </table:table-cell>
          <table:table-cell table:style-name="ce2"/>
          <table:table-cell table:style-name="ce14"/>
          <table:table-cell table:style-name="ce19" table:formula="of:=[.$P$71]/[.P76]" office:value-type="float" office:value="6.68171665539993" calcext:value-type="float">
            <text:p>6.6817</text:p>
          </table:table-cell>
          <table:table-cell table:style-name="ce14"/>
          <table:table-cell table:style-name="ce2"/>
          <table:table-cell table:style-name="ce19"/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date" office:date-value="2017-08-26" calcext:value-type="date">
            <text:p>26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3597.46" calcext:value-type="float">
            <text:p>13597.46</text:p>
          </table:table-cell>
          <table:table-cell table:style-name="ce15" table:formula="of:=[.P77]/3600" office:value-type="float" office:value="3.77707222222222" calcext:value-type="float">
            <text:p>3.78</text:p>
          </table:table-cell>
          <table:table-cell table:style-name="ce3"/>
          <table:table-cell table:style-name="ce15"/>
          <table:table-cell table:style-name="ce20" table:formula="of:=[.$P$59]/[.P77]" office:value-type="float" office:value="5.33040067777364" calcext:value-type="float">
            <text:p>5.3304</text:p>
          </table:table-cell>
          <table:table-cell table:style-name="ce15"/>
          <table:table-cell table:style-name="ce3"/>
          <table:table-cell table:style-name="ce20" table:formula="of:=284903.4/[.P77]" office:value-type="float" office:value="20.9526926352422" calcext:value-type="float">
            <text:p>20.9527</text:p>
          </table:table-cell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date" office:date-value="2017-08-26" calcext:value-type="date">
            <text:p>26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3192.84" calcext:value-type="float">
            <text:p>23192.84</text:p>
          </table:table-cell>
          <table:table-cell table:style-name="ce15" table:formula="of:=[.P78]/3600" office:value-type="float" office:value="6.44245555555556" calcext:value-type="float">
            <text:p>6.44</text:p>
          </table:table-cell>
          <table:table-cell table:style-name="ce3"/>
          <table:table-cell table:style-name="ce15"/>
          <table:table-cell table:style-name="ce20" table:formula="of:=[.$P$71]/[.P78]" office:value-type="float" office:value="7.28753787806927" calcext:value-type="float">
            <text:p>7.2875</text:p>
          </table:table-cell>
          <table:table-cell table:style-name="ce15"/>
          <table:table-cell table:style-name="ce3"/>
          <table:table-cell table:style-name="ce20"/>
          <table:table-cell table:style-name="ce15" table:number-columns-repeated="3"/>
          <table:table-cell table:style-name="ce3"/>
          <table:table-cell table:style-name="ce15" table:number-columns-repeated="4"/>
          <table:table-cell table:style-name="ce3" table:number-columns-repeated="4"/>
          <table:table-cell table:style-name="ce25"/>
          <table:table-cell table:style-name="ce3" table:number-columns-repeated="98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date" office:date-value="2017-08-29" calcext:value-type="date">
            <text:p>29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7687.1" calcext:value-type="float">
            <text:p>57687.1</text:p>
          </table:table-cell>
          <table:table-cell table:style-name="ce14" table:formula="of:=[.P79]/3600" office:value-type="float" office:value="16.0241944444444" calcext:value-type="float">
            <text:p>16.02</text:p>
          </table:table-cell>
          <table:table-cell table:style-name="ce2"/>
          <table:table-cell table:style-name="ce14"/>
          <table:table-cell table:style-name="ce19"/>
          <table:table-cell table:style-name="ce14"/>
          <table:table-cell table:style-name="ce2"/>
          <table:table-cell table:style-name="ce19" table:formula="of:=284903.4/[.P79]" office:value-type="float" office:value="4.93877140643229" calcext:value-type="float">
            <text:p>4.9388</text:p>
          </table:table-cell>
          <table:table-cell table:style-name="ce14" table:number-columns-repeated="3"/>
          <table:table-cell table:style-name="ce2"/>
          <table:table-cell table:style-name="ce14" table:number-columns-repeated="4"/>
          <table:table-cell table:style-name="ce2" table:number-columns-repeated="4"/>
          <table:table-cell table:style-name="ce24"/>
          <table:table-cell table:style-name="ce2" table:number-columns-repeated="988"/>
        </table:table-row>
        <table:table-row table:style-name="ro1" table:number-rows-repeated="60">
          <table:table-cell table:style-name="ce4" table:number-columns-repeated="16"/>
          <table:table-cell table:style-name="ce16"/>
          <table:table-cell table:style-name="ce4"/>
          <table:table-cell table:style-name="ce16"/>
          <table:table-cell table:style-name="ce21"/>
          <table:table-cell table:style-name="ce16"/>
          <table:table-cell table:style-name="ce4"/>
          <table:table-cell table:style-name="ce21"/>
          <table:table-cell table:style-name="ce16" table:number-columns-repeated="3"/>
          <table:table-cell table:style-name="ce4"/>
          <table:table-cell table:style-name="ce16" table:number-columns-repeated="4"/>
          <table:table-cell table:style-name="ce4" table:number-columns-repeated="4"/>
          <table:table-cell table:style-name="ce26"/>
          <table:table-cell table:style-name="ce4" table:number-columns-repeated="98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-LDA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ce17"/>
        <table:table-column table:style-name="co9" table:default-cell-style-name="ce35"/>
        <table:table-column table:style-name="co9" table:default-cell-style-name="ce17"/>
        <table:table-column table:style-name="co6" table:default-cell-style-name="ce17"/>
        <table:table-column table:style-name="co2" table:default-cell-style-name="Default"/>
        <table:table-column table:style-name="co10" table:default-cell-style-name="ce17"/>
        <table:table-column table:style-name="co1" table:default-cell-style-name="Default"/>
        <table:table-column table:style-name="co13" table:default-cell-style-name="ce17"/>
        <table:table-column table:style-name="co14" table:number-columns-repeated="3" table:default-cell-style-name="ce17"/>
        <table:table-column table:style-name="co14" table:number-columns-repeated="2" table:default-cell-style-name="Default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Sort Read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3" office:value-type="string" calcext:value-type="string">
            <text:p>4n x</text:p>
          </table:table-cell>
          <table:table-cell table:style-name="ce34" office:value-type="string" calcext:value-type="string">
            <text:p>8n x</text:p>
          </table:table-cell>
          <table:table-cell table:style-name="ce13" office:value-type="string" calcext:value-type="string">
            <text:p>32n x</text:p>
          </table:table-cell>
          <table:table-cell table:style-name="ce13" office:value-type="string" calcext:value-type="string">
            <text:p>64x</text:p>
          </table:table-cell>
          <table:table-cell table:style-name="ce1"/>
          <table:table-cell table:style-name="ce13" office:value-type="string" calcext:value-type="string">
            <text:p>vs <text:s/>Serial</text:p>
          </table:table-cell>
          <table:table-cell table:style-name="ce1"/>
          <table:table-cell table:style-name="ce13" office:value-type="string" calcext:value-type="string">
            <text:p>v1x</text:p>
          </table:table-cell>
          <table:table-cell table:style-name="ce13" office:value-type="string" calcext:value-type="string">
            <text:p>v1.1x</text:p>
          </table:table-cell>
          <table:table-cell table:style-name="ce13" office:value-type="string" calcext:value-type="string">
            <text:p>v1.2x</text:p>
          </table:table-cell>
          <table:table-cell table:style-name="ce13" office:value-type="string" calcext:value-type="string">
            <text:p>v1.3x</text:p>
          </table:table-cell>
          <table:table-cell table:style-name="ce1" office:value-type="string" calcext:value-type="string">
            <text:p>v1.43</text:p>
          </table:table-cell>
          <table:table-cell table:style-name="ce1" office:value-type="string" calcext:value-type="string">
            <text:p>v1.44</text:p>
          </table:table-cell>
          <table:table-cell table:style-name="ce1"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7-08-17" calcext:value-type="date">
            <text:p>17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119.52" calcext:value-type="float">
            <text:p>39119.52</text:p>
          </table:table-cell>
          <table:table-cell table:style-name="ce31" table:formula="of:=[.J2]/3600" office:value-type="float" office:value="10.8665333333333" calcext:value-type="float">
            <text:p>10.867</text:p>
          </table:table-cell>
          <table:table-cell table:style-name="ce2"/>
          <table:table-cell table:style-name="ce14"/>
          <table:table-cell table:style-name="ce31" table:formula="of:=[.$J$2]/[.J2]" office:value-type="float" office:value="1" calcext:value-type="float">
            <text:p>1.000</text:p>
          </table:table-cell>
          <table:table-cell table:style-name="ce14" table:number-columns-repeated="2"/>
          <table:table-cell table:style-name="ce2"/>
          <table:table-cell table:style-name="ce19" table:formula="of:=284903.4/[.J2]" office:value-type="float" office:value="7.28289610915471" calcext:value-type="float">
            <text:p>7.2829</text:p>
          </table:table-cell>
          <table:table-cell table:style-name="ce2"/>
          <table:table-cell table:style-name="ce14" table:number-columns-repeated="4"/>
          <table:table-cell table:style-name="ce2" table:number-columns-repeated="99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7-08-17" calcext:value-type="date">
            <text:p>17/08/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69.18" calcext:value-type="float">
            <text:p>20869.18</text:p>
          </table:table-cell>
          <table:table-cell table:style-name="ce31" table:formula="of:=[.J3]/3600" office:value-type="float" office:value="5.79699444444444" calcext:value-type="float">
            <text:p>5.797</text:p>
          </table:table-cell>
          <table:table-cell table:style-name="ce2"/>
          <table:table-cell table:style-name="ce14"/>
          <table:table-cell table:style-name="ce31" table:formula="of:=[.$J$2]/[.J3]" office:value-type="float" office:value="1.87451160035996" calcext:value-type="float">
            <text:p>1.875</text:p>
          </table:table-cell>
          <table:table-cell table:style-name="ce14" table:number-columns-repeated="2"/>
          <table:table-cell table:style-name="ce2"/>
          <table:table-cell table:style-name="ce19" table:formula="of:=284903.4/[.J3]" office:value-type="float" office:value="13.6518732408269" calcext:value-type="float">
            <text:p>13.6519</text:p>
          </table:table-cell>
          <table:table-cell table:style-name="ce2"/>
          <table:table-cell table:style-name="ce14" table:number-columns-repeated="4"/>
          <table:table-cell table:style-name="ce2" table:number-columns-repeated="998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7-08-19" calcext:value-type="date">
            <text:p>19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4.48" calcext:value-type="float">
            <text:p>15614.48</text:p>
          </table:table-cell>
          <table:table-cell table:style-name="ce32" table:formula="of:=[.J4]/3600" office:value-type="float" office:value="4.33735555555556" calcext:value-type="float">
            <text:p>4.337</text:p>
          </table:table-cell>
          <table:table-cell table:style-name="ce3"/>
          <table:table-cell table:style-name="ce15"/>
          <table:table-cell table:style-name="ce32" table:formula="of:=[.$J$2]/[.J4]" office:value-type="float" office:value="2.50533607267101" calcext:value-type="float">
            <text:p>2.505</text:p>
          </table:table-cell>
          <table:table-cell table:style-name="ce15" table:formula="of:=[.J3]/[.J4]" office:value-type="float" office:value="1.33652737715249" calcext:value-type="float">
            <text:p>1.34</text:p>
          </table:table-cell>
          <table:table-cell table:style-name="ce15"/>
          <table:table-cell table:style-name="ce3"/>
          <table:table-cell table:style-name="ce20" table:formula="of:=284903.4/[.J4]" office:value-type="float" office:value="18.2461023357806" calcext:value-type="float">
            <text:p>18.2461</text:p>
          </table:table-cell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7-08-19" calcext:value-type="date">
            <text:p>19/08/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0.67" calcext:value-type="float">
            <text:p>10880.67</text:p>
          </table:table-cell>
          <table:table-cell table:style-name="ce32" table:formula="of:=[.J5]/3600" office:value-type="float" office:value="3.02240833333333" calcext:value-type="float">
            <text:p>3.022</text:p>
          </table:table-cell>
          <table:table-cell table:style-name="ce3"/>
          <table:table-cell table:style-name="ce15"/>
          <table:table-cell table:style-name="ce32" table:formula="of:=[.$J$2]/[.J5]" office:value-type="float" office:value="3.59532271450196" calcext:value-type="float">
            <text:p>3.595</text:p>
          </table:table-cell>
          <table:table-cell table:style-name="ce15" table:formula="of:=[.J3]/[.J5]" office:value-type="float" office:value="1.91800504932141" calcext:value-type="float">
            <text:p>1.92</text:p>
          </table:table-cell>
          <table:table-cell table:style-name="ce15" table:formula="of:=[.J4]/[.J5]" office:value-type="float" office:value="1.43506603913178" calcext:value-type="float">
            <text:p>1.44</text:p>
          </table:table-cell>
          <table:table-cell table:style-name="ce3"/>
          <table:table-cell table:style-name="ce20" table:formula="of:=284903.4/[.J5]" office:value-type="float" office:value="26.1843618086019" calcext:value-type="float">
            <text:p>26.1844</text:p>
          </table:table-cell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17-08-21" calcext:value-type="date">
            <text:p>21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377.16" calcext:value-type="float">
            <text:p>16377.16</text:p>
          </table:table-cell>
          <table:table-cell table:style-name="ce31" table:formula="of:=[.J6]/3600" office:value-type="float" office:value="4.54921111111111" calcext:value-type="float">
            <text:p>4.549</text:p>
          </table:table-cell>
          <table:table-cell table:style-name="ce2"/>
          <table:table-cell table:style-name="ce14"/>
          <table:table-cell table:style-name="ce31" table:formula="of:=[.$J$12]/[.J6]" office:value-type="float" office:value="2.17122993241807" calcext:value-type="float">
            <text:p>2.171</text:p>
          </table:table-cell>
          <table:table-cell table:style-name="ce14" table:number-columns-repeated="2"/>
          <table:table-cell table:style-name="ce2"/>
          <table:table-cell table:style-name="ce19" table:formula="of:=284903.4/[.J6]" office:value-type="float" office:value="17.396386186616" calcext:value-type="float">
            <text:p>17.3964</text:p>
          </table:table-cell>
          <table:table-cell table:style-name="ce2"/>
          <table:table-cell table:style-name="ce14" table:number-columns-repeated="4"/>
          <table:table-cell table:style-name="ce2"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239.88" calcext:value-type="float">
            <text:p>78239.88</text:p>
          </table:table-cell>
          <table:table-cell table:style-name="ce32" table:formula="of:=[.J7]/3600" office:value-type="float" office:value="21.7333" calcext:value-type="float">
            <text:p>21.733</text:p>
          </table:table-cell>
          <table:table-cell table:style-name="ce3"/>
          <table:table-cell table:style-name="ce15"/>
          <table:table-cell table:style-name="ce32" table:formula="of:=[.$J$7]/[.J7]" office:value-type="float" office:value="1" calcext:value-type="float">
            <text:p>1.000</text:p>
          </table:table-cell>
          <table:table-cell table:style-name="ce15" table:number-columns-repeated="2"/>
          <table:table-cell table:style-name="ce3"/>
          <table:table-cell table:style-name="ce20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73.42" calcext:value-type="float">
            <text:p>48673.42</text:p>
          </table:table-cell>
          <table:table-cell table:style-name="ce32" table:formula="of:=[.J8]/3600" office:value-type="float" office:value="13.5203944444444" calcext:value-type="float">
            <text:p>13.520</text:p>
          </table:table-cell>
          <table:table-cell table:style-name="ce3"/>
          <table:table-cell table:style-name="ce15"/>
          <table:table-cell table:style-name="ce32" table:formula="of:=[.$J$7]/[.J8]" office:value-type="float" office:value="1.60744570650675" calcext:value-type="float">
            <text:p>1.607</text:p>
          </table:table-cell>
          <table:table-cell table:style-name="ce15" table:number-columns-repeated="2"/>
          <table:table-cell table:style-name="ce3"/>
          <table:table-cell table:style-name="ce20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81.78" calcext:value-type="float">
            <text:p>32281.78</text:p>
          </table:table-cell>
          <table:table-cell table:style-name="ce32" table:formula="of:=[.J9]/3600" office:value-type="float" office:value="8.96716111111111" calcext:value-type="float">
            <text:p>8.967</text:p>
          </table:table-cell>
          <table:table-cell table:style-name="ce3"/>
          <table:table-cell table:style-name="ce15"/>
          <table:table-cell table:style-name="ce32" table:formula="of:=[.$J$7]/[.J9]" office:value-type="float" office:value="2.42365445771578" calcext:value-type="float">
            <text:p>2.424</text:p>
          </table:table-cell>
          <table:table-cell table:style-name="ce15" table:number-columns-repeated="2"/>
          <table:table-cell table:style-name="ce3"/>
          <table:table-cell table:style-name="ce20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17-08-22" calcext:value-type="date">
            <text:p>22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167.27" calcext:value-type="float">
            <text:p>24167.27</text:p>
          </table:table-cell>
          <table:table-cell table:style-name="ce32" table:formula="of:=[.J10]/3600" office:value-type="float" office:value="6.71313055555556" calcext:value-type="float">
            <text:p>6.713</text:p>
          </table:table-cell>
          <table:table-cell table:style-name="ce3"/>
          <table:table-cell table:style-name="ce15"/>
          <table:table-cell table:style-name="ce32" table:formula="of:=[.$J$7]/[.J10]" office:value-type="float" office:value="3.23743145171134" calcext:value-type="float">
            <text:p>3.237</text:p>
          </table:table-cell>
          <table:table-cell table:style-name="ce15" table:formula="of:=[.J9]/[.J10]" office:value-type="float" office:value="1.33576444505316" calcext:value-type="float">
            <text:p>1.34</text:p>
          </table:table-cell>
          <table:table-cell table:style-name="ce15"/>
          <table:table-cell table:style-name="ce3"/>
          <table:table-cell table:style-name="ce20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7-08-23" calcext:value-type="date">
            <text:p>23/08/17</text:p>
          </table:table-cell>
          <table:table-cell table:style-name="ce10" office:value-type="string" calcext:value-type="string">
            <text:p>2.3 (O3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854.601" calcext:value-type="float">
            <text:p>8854.601</text:p>
          </table:table-cell>
          <table:table-cell table:style-name="ce31" table:formula="of:=[.J11]/3600" office:value-type="float" office:value="2.45961138888889" calcext:value-type="float">
            <text:p>2.460</text:p>
          </table:table-cell>
          <table:table-cell table:style-name="ce2"/>
          <table:table-cell table:style-name="ce14"/>
          <table:table-cell table:style-name="ce31"/>
          <table:table-cell table:style-name="ce14" table:number-columns-repeated="2"/>
          <table:table-cell table:style-name="ce2"/>
          <table:table-cell table:style-name="ce19" table:formula="of:=284903.4/[.J11]" office:value-type="float" office:value="32.1757468236005" calcext:value-type="float">
            <text:p>32.1757</text:p>
          </table:table-cell>
          <table:table-cell table:style-name="ce2"/>
          <table:table-cell table:style-name="ce14" table:number-columns-repeated="4"/>
          <table:table-cell table:style-name="ce2" table:number-columns-repeated="100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58.58" calcext:value-type="float">
            <text:p>35558.58</text:p>
          </table:table-cell>
          <table:table-cell table:style-name="ce32" table:formula="of:=[.J12]/3600" office:value-type="float" office:value="9.87738333333333" calcext:value-type="float">
            <text:p>9.877</text:p>
          </table:table-cell>
          <table:table-cell table:style-name="ce3"/>
          <table:table-cell table:style-name="ce15"/>
          <table:table-cell table:style-name="ce32" table:formula="of:=[.$J$12]/[.J12]" office:value-type="float" office:value="1" calcext:value-type="float">
            <text:p>1.000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84.12" calcext:value-type="float">
            <text:p>20984.12</text:p>
          </table:table-cell>
          <table:table-cell table:style-name="ce32" table:formula="of:=[.J13]/3600" office:value-type="float" office:value="5.82892222222222" calcext:value-type="float">
            <text:p>5.829</text:p>
          </table:table-cell>
          <table:table-cell table:style-name="ce3"/>
          <table:table-cell table:style-name="ce15"/>
          <table:table-cell table:style-name="ce32" table:formula="of:=[.$J$12]/[.J13]" office:value-type="float" office:value="1.69454711467529" calcext:value-type="float">
            <text:p>1.695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date" office:date-value="2017-08-24" calcext:value-type="date">
            <text:p>24/08/1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60.67" calcext:value-type="float">
            <text:p>12160.67</text:p>
          </table:table-cell>
          <table:table-cell table:style-name="ce32" table:formula="of:=[.J14]/3600" office:value-type="float" office:value="3.37796388888889" calcext:value-type="float">
            <text:p>3.378</text:p>
          </table:table-cell>
          <table:table-cell table:style-name="ce3"/>
          <table:table-cell table:style-name="ce15"/>
          <table:table-cell table:style-name="ce32" table:formula="of:=[.$J$12]/[.J14]" office:value-type="float" office:value="2.92406421685647" calcext:value-type="float">
            <text:p>2.924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3"/>
          <table:table-cell table:style-name="ce15" table:number-columns-repeated="4"/>
          <table:table-cell table:style-name="ce3"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17-08-26" calcext:value-type="date">
            <text:p>26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768.07" calcext:value-type="float">
            <text:p>22768.07</text:p>
          </table:table-cell>
          <table:table-cell table:style-name="ce31" table:formula="of:=[.J15]/3600" office:value-type="float" office:value="6.32446388888889" calcext:value-type="float">
            <text:p>6.324</text:p>
          </table:table-cell>
          <table:table-cell table:style-name="ce2"/>
          <table:table-cell table:style-name="ce14"/>
          <table:table-cell table:style-name="ce31" table:formula="of:=[.$J$7]/[.J15]" office:value-type="float" office:value="3.4363861319822" calcext:value-type="float">
            <text:p>3.436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9" office:value-type="string" calcext:value-type="string">
            <text:p>SCOREP WAS ENABLED</text:p>
          </table:table-cell>
          <table:table-cell table:style-name="ce14" table:number-columns-repeated="4"/>
          <table:table-cell table:style-name="ce2" table:number-columns-repeated="100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17-08-26" calcext:value-type="date">
            <text:p>26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657.94" calcext:value-type="float">
            <text:p>11657.94</text:p>
          </table:table-cell>
          <table:table-cell table:style-name="ce31" table:formula="of:=[.J16]/3600" office:value-type="float" office:value="3.23831666666667" calcext:value-type="float">
            <text:p>3.238</text:p>
          </table:table-cell>
          <table:table-cell table:style-name="ce2"/>
          <table:table-cell table:style-name="ce14"/>
          <table:table-cell table:style-name="ce31" table:formula="of:=[.$J$12]/[.J16]" office:value-type="float" office:value="3.05015980524861" calcext:value-type="float">
            <text:p>3.050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2"/>
          <table:table-cell table:style-name="ce14" table:number-columns-repeated="4"/>
          <table:table-cell table:style-name="ce2" table:number-columns-repeated="100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17-08-26" calcext:value-type="date">
            <text:p>26/08/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952.13" calcext:value-type="float">
            <text:p>21952.13</text:p>
          </table:table-cell>
          <table:table-cell table:style-name="ce31" table:formula="of:=[.J17]/3600" office:value-type="float" office:value="6.09781388888889" calcext:value-type="float">
            <text:p>6.098</text:p>
          </table:table-cell>
          <table:table-cell table:style-name="ce2"/>
          <table:table-cell table:style-name="ce14"/>
          <table:table-cell table:style-name="ce31" table:formula="of:=[.$J$7]/[.J17]" office:value-type="float" office:value="3.56411336849773" calcext:value-type="float">
            <text:p>3.564</text:p>
          </table:table-cell>
          <table:table-cell table:style-name="ce14" table:number-columns-repeated="2"/>
          <table:table-cell table:style-name="ce2"/>
          <table:table-cell table:style-name="ce14"/>
          <table:table-cell table:style-name="ce2"/>
          <table:table-cell table:style-name="ce14" table:number-columns-repeated="4"/>
          <table:table-cell table:style-name="ce2" table:number-columns-repeated="100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4" table:number-columns-repeated="2"/>
          <table:table-cell table:style-name="ce29"/>
          <table:table-cell table:style-name="ce4" table:number-columns-repeated="7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8"/>
          <table:table-cell table:style-name="ce4" table:number-columns-repeated="2"/>
          <table:table-cell table:style-name="ce29"/>
          <table:table-cell table:style-name="ce4" table:number-columns-repeated="7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5"/>
          <table:table-cell table:style-name="ce4" table:number-columns-repeated="100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5"/>
          <table:table-cell table:style-name="ce4" table:number-columns-repeated="100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8"/>
          <table:table-cell table:style-name="ce4" table:number-columns-repeated="2"/>
          <table:table-cell table:style-name="ce29"/>
          <table:table-cell table:style-name="ce4" table:number-columns-repeated="7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8"/>
          <table:table-cell table:style-name="ce4" table:number-columns-repeated="8"/>
          <table:table-cell table:style-name="ce33"/>
          <table:table-cell table:style-name="ce4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8"/>
          <table:table-cell table:style-name="ce4" table:number-columns-repeated="7"/>
          <table:table-cell table:style-name="ce29"/>
          <table:table-cell table:style-name="ce4" table:number-columns-repeated="2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8"/>
          <table:table-cell table:style-name="ce4" table:number-columns-repeated="2"/>
          <table:table-cell table:style-name="ce29"/>
          <table:table-cell table:style-name="ce4" table:number-columns-repeated="7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8"/>
          <table:table-cell table:style-name="ce4" table:number-columns-repeated="2"/>
          <table:table-cell table:style-name="ce30"/>
          <table:table-cell table:style-name="ce4" table:number-columns-repeated="7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8"/>
          <table:table-cell table:style-name="ce4" table:number-columns-repeated="2"/>
          <table:table-cell table:style-name="ce30"/>
          <table:table-cell table:style-name="ce4" table:number-columns-repeated="4"/>
          <table:table-cell table:style-name="ce29"/>
          <table:table-cell table:style-name="ce4" table:number-columns-repeated="2"/>
          <table:table-cell table:style-name="ce16"/>
          <table:table-cell table:style-name="ce33"/>
          <table:table-cell table:style-name="ce16" table:number-columns-repeated="2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8" table:default-cell-style-name="Default"/>
        <table:table-column table:style-name="co9" table:number-columns-repeated="3" table:default-cell-style-name="ce17"/>
        <table:table-column table:style-name="co6" table:default-cell-style-name="ce17"/>
        <table:table-column table:style-name="co2" table:default-cell-style-name="Default"/>
        <table:table-column table:style-name="co10" table:default-cell-style-name="ce17"/>
        <table:table-column table:style-name="co1" table:default-cell-style-name="Default"/>
        <table:table-column table:style-name="co13" table:default-cell-style-name="ce17"/>
        <table:table-column table:style-name="co14" table:number-columns-repeated="3" table:default-cell-style-name="ce17"/>
        <table:table-column table:style-name="co14" table:number-columns-repeated="2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3" office:value-type="string" calcext:value-type="string">
            <text:p>4n x</text:p>
          </table:table-cell>
          <table:table-cell table:style-name="ce13" office:value-type="string" calcext:value-type="string">
            <text:p>8n x</text:p>
          </table:table-cell>
          <table:table-cell table:style-name="ce13" office:value-type="string" calcext:value-type="string">
            <text:p>32n x</text:p>
          </table:table-cell>
          <table:table-cell table:style-name="ce13" office:value-type="string" calcext:value-type="string">
            <text:p>64x</text:p>
          </table:table-cell>
          <table:table-cell table:style-name="ce1"/>
          <table:table-cell table:style-name="ce13" office:value-type="string" calcext:value-type="string">
            <text:p>vs <text:s/>Serial</text:p>
          </table:table-cell>
          <table:table-cell table:style-name="ce1"/>
          <table:table-cell table:style-name="ce13" office:value-type="string" calcext:value-type="string">
            <text:p>v1x</text:p>
          </table:table-cell>
          <table:table-cell table:style-name="ce13" office:value-type="string" calcext:value-type="string">
            <text:p>v1.1x</text:p>
          </table:table-cell>
          <table:table-cell table:style-name="ce13" office:value-type="string" calcext:value-type="string">
            <text:p>v1.2x</text:p>
          </table:table-cell>
          <table:table-cell table:style-name="ce13" office:value-type="string" calcext:value-type="string">
            <text:p>v1.3x</text:p>
          </table:table-cell>
          <table:table-cell table:style-name="ce1" office:value-type="string" calcext:value-type="string">
            <text:p>v1.43</text:p>
          </table:table-cell>
          <table:table-cell table:style-name="ce1" office:value-type="string" calcext:value-type="string">
            <text:p>v1.44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7-08-17" calcext:value-type="date">
            <text:p>17/08/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8193.84" calcext:value-type="float">
            <text:p>58193.84</text:p>
          </table:table-cell>
          <table:table-cell table:style-name="ce31" table:formula="of:=[.I2]/3600" office:value-type="float" office:value="16.1649555555556" calcext:value-type="float">
            <text:p>16.165</text:p>
          </table:table-cell>
          <table:table-cell table:style-name="ce2"/>
          <table:table-cell table:style-name="ce14" table:number-columns-repeated="4"/>
          <table:table-cell table:style-name="ce2"/>
          <table:table-cell table:style-name="ce19"/>
          <table:table-cell table:style-name="ce2"/>
          <table:table-cell table:style-name="ce14" table:number-columns-repeated="4"/>
          <table:table-cell table:style-name="ce2" table:number-columns-repeated="998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7-08-17" calcext:value-type="date">
            <text:p>17/08/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84903.4" calcext:value-type="float">
            <text:p>284903.4</text:p>
          </table:table-cell>
          <table:table-cell table:style-name="ce31" table:formula="of:=[.I3]/3600" office:value-type="float" office:value="79.1398333333333" calcext:value-type="float">
            <text:p>79.140</text:p>
          </table:table-cell>
          <table:table-cell table:style-name="ce9" office:value-type="string" calcext:value-type="string">
            <text:p>salloc -n 1</text:p>
          </table:table-cell>
          <table:table-cell table:style-name="ce14" table:number-columns-repeated="4"/>
          <table:table-cell table:style-name="ce2"/>
          <table:table-cell table:style-name="ce19"/>
          <table:table-cell table:style-name="ce2"/>
          <table:table-cell table:style-name="ce14" table:number-columns-repeated="4"/>
          <table:table-cell table:style-name="ce2" table:number-columns-repeated="998"/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7-08-24" calcext:value-type="date">
            <text:p>24/08/1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231111.7" calcext:value-type="float">
            <text:p>231111.7</text:p>
          </table:table-cell>
          <table:table-cell table:style-name="ce32" table:formula="of:=[.I4]/3600" office:value-type="float" office:value="64.1976944444445" calcext:value-type="float">
            <text:p>64.198</text:p>
          </table:table-cell>
          <table:table-cell table:style-name="ce8" office:value-type="string" calcext:value-type="string">
            <text:p>salloc -N 1</text:p>
          </table:table-cell>
          <table:table-cell table:style-name="ce15" table:number-columns-repeated="4"/>
          <table:table-cell table:style-name="ce3"/>
          <table:table-cell table:style-name="ce20"/>
          <table:table-cell table:style-name="ce3"/>
          <table:table-cell table:style-name="ce15" table:number-columns-repeated="4"/>
          <table:table-cell table:style-name="ce3" table:number-columns-repeated="1001"/>
          <table:table-cell/>
        </table:table-row>
        <table:table-row table:style-name="ro1" table:number-rows-repeated="6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21"/>
          <table:table-cell table:style-name="ce4"/>
          <table:table-cell table:style-name="ce16" table:number-columns-repeated="4"/>
          <table:table-cell table:style-name="ce4" table:number-columns-repeated="1002"/>
        </table:table-row>
        <table:table-row table:style-name="ro1">
          <table:table-cell table:style-name="ce4"/>
          <table:table-cell table:style-name="ce28"/>
          <table:table-cell table:style-name="ce30"/>
          <table:table-cell table:style-name="ce4" table:number-columns-repeated="6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21"/>
          <table:table-cell table:style-name="ce4"/>
          <table:table-cell table:style-name="ce16" table:number-columns-repeated="4"/>
          <table:table-cell table:style-name="ce4" table:number-columns-repeated="1002"/>
        </table:table-row>
        <table:table-row table:style-name="ro1" table:number-rows-repeated="10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2"/>
        </table:table-row>
        <table:table-row table:style-name="ro1" table:number-rows-repeated="5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 table:number-rows-repeated="2">
          <table:table-cell table:style-name="ce4"/>
          <table:table-cell table:style-name="ce28"/>
          <table:table-cell table:style-name="ce4" table:number-columns-repeated="2"/>
          <table:table-cell table:style-name="ce29"/>
          <table:table-cell table:style-name="ce4" table:number-columns-repeated="6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 table:number-rows-repeated="2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 table:number-rows-repeated="2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5"/>
          <table:table-cell table:style-name="ce4" table:number-columns-repeated="1000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2"/>
          <table:table-cell table:style-name="ce29"/>
          <table:table-cell table:style-name="ce4" table:number-columns-repeated="6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7"/>
          <table:table-cell table:style-name="ce33"/>
          <table:table-cell table:style-name="ce4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6"/>
          <table:table-cell table:style-name="ce29"/>
          <table:table-cell table:style-name="ce4" table:number-columns-repeated="2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2"/>
          <table:table-cell table:style-name="ce29"/>
          <table:table-cell table:style-name="ce4" table:number-columns-repeated="6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2"/>
          <table:table-cell table:style-name="ce30"/>
          <table:table-cell table:style-name="ce4" table:number-columns-repeated="6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>
          <table:table-cell table:style-name="ce4"/>
          <table:table-cell table:style-name="ce28"/>
          <table:table-cell table:style-name="ce4" table:number-columns-repeated="2"/>
          <table:table-cell table:style-name="ce30"/>
          <table:table-cell table:style-name="ce4" table:number-columns-repeated="3"/>
          <table:table-cell table:style-name="ce29"/>
          <table:table-cell table:style-name="ce4" table:number-columns-repeated="2"/>
          <table:table-cell table:style-name="ce16" table:number-columns-repeated="4"/>
          <table:table-cell table:style-name="ce4"/>
          <table:table-cell table:style-name="ce16"/>
          <table:table-cell table:style-name="ce4"/>
          <table:table-cell table:style-name="ce16" table:number-columns-repeated="4"/>
          <table:table-cell table:style-name="ce4" table:number-columns-repeated="1001"/>
          <table:table-cell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" table:style-name="ta1">
        <office:forms form:automatic-focus="false" form:apply-design-mode="false"/>
        <table:table-column table:style-name="co2" table:number-columns-repeated="2" table:default-cell-style-name="ce36"/>
        <table:table-column table:style-name="co15" table:default-cell-style-name="ce36"/>
        <table:table-column table:style-name="co16" table:number-columns-repeated="3" table:default-cell-style-name="ce36"/>
        <table:table-column table:style-name="co17" table:default-cell-style-name="ce36"/>
        <table:table-column table:style-name="co18" table:default-cell-style-name="ce36"/>
        <table:table-column table:style-name="co2" table:number-columns-repeated="1016" table:default-cell-style-name="ce36"/>
        <table:table-row table:style-name="ro1">
          <table:table-cell table:number-columns-repeated="7"/>
          <table:table-cell office:value-type="string" calcext:value-type="string">
            <text:p>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69816" calcext:value-type="float">
            <text:p>269816</text:p>
          </table:table-cell>
          <table:table-cell table:number-columns-repeated="6"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table:formula="of:=[.$K$4]" office:value-type="float" office:value="100" calcext:value-type="float">
            <text:p>100</text:p>
          </table:table-cell>
          <table:table-cell table:formula="of:=[.$K$4]" office:value-type="float" office:value="100" calcext:value-type="float">
            <text:p>100</text:p>
          </table:table-cell>
          <table:table-cell table:style-name="ce39" table:formula="of:=IF([.$K$7]=1;([.$C$3]/[.$C$8])*[.D8];[.$K$4])" office:value-type="float" office:value="601.684717208183" calcext:value-type="float">
            <text:p>602</text:p>
          </table:table-cell>
          <table:table-cell table:style-name="ce39" table:formula="of:=IF([.$K$7]=1;([.$C$3]/[.$C$8])*[.E8];[.$K$4])" office:value-type="float" office:value="1203.36943441637" calcext:value-type="float">
            <text:p>1203</text:p>
          </table:table-cell>
          <table:table-cell table:style-name="ce39" table:formula="of:=IF([.$K$7]=1;([.$C$3]/[.$C$8])*[.F8];[.$K$4])" office:value-type="float" office:value="2406.73886883273" calcext:value-type="float">
            <text:p>2407</text:p>
          </table:table-cell>
          <table:table-cell table:style-name="ce39" table:formula="of:=IF([.$K$7]=1;([.$C$3]/[.$C$8])*[.G8];[.$K$4])" office:value-type="float" office:value="6016.84717208183" calcext:value-type="float">
            <text:p>6017</text:p>
          </table:table-cell>
          <table:table-cell table:style-name="ce39" table:formula="of:=IF([.$K$7]=1;([.$C$3]/[.$C$8])*[.H8];[.$K$4])" office:value-type="float" office:value="12033.6943441637" calcext:value-type="float">
            <text:p>12034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w</text:p>
          </table:table-cell>
          <table:table-cell table:formula="of:=[.B7]*0.6" office:value-type="float" office:value="38.4" calcext:value-type="float">
            <text:p>38.4</text:p>
          </table:table-cell>
          <table:table-cell table:formula="of:=[.C7]*0.6" office:value-type="float" office:value="38.4" calcext:value-type="float">
            <text:p>38.4</text:p>
          </table:table-cell>
          <table:table-cell table:style-name="ce39" table:formula="of:=[.D7]*0.6" office:value-type="float" office:value="231.046931407942" calcext:value-type="float">
            <text:p>231</text:p>
          </table:table-cell>
          <table:table-cell table:style-name="ce39" table:formula="of:=[.E7]*0.6" office:value-type="float" office:value="462.093862815885" calcext:value-type="float">
            <text:p>462</text:p>
          </table:table-cell>
          <table:table-cell table:style-name="ce39" table:formula="of:=[.F7]*0.6" office:value-type="float" office:value="924.187725631769" calcext:value-type="float">
            <text:p>924</text:p>
          </table:table-cell>
          <table:table-cell table:style-name="ce39" table:formula="of:=[.G7]*0.6" office:value-type="float" office:value="2310.46931407942" calcext:value-type="float">
            <text:p>2310</text:p>
          </table:table-cell>
          <table:table-cell table:style-name="ce39" table:formula="of:=[.H7]*0.6" office:value-type="float" office:value="4620.93862815885" calcext:value-type="float">
            <text:p>4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</text:p>
          </table:table-cell>
          <table:table-cell table:formula="of:=[.B7]*0.4" office:value-type="float" office:value="25.6" calcext:value-type="float">
            <text:p>25.6</text:p>
          </table:table-cell>
          <table:table-cell table:formula="of:=[.C7]*0.4" office:value-type="float" office:value="25.6" calcext:value-type="float">
            <text:p>25.6</text:p>
          </table:table-cell>
          <table:table-cell table:style-name="ce39" table:formula="of:=[.D7]*0.4" office:value-type="float" office:value="154.031287605295" calcext:value-type="float">
            <text:p>154</text:p>
          </table:table-cell>
          <table:table-cell table:style-name="ce39" table:formula="of:=[.E7]*0.4" office:value-type="float" office:value="308.06257521059" calcext:value-type="float">
            <text:p>308</text:p>
          </table:table-cell>
          <table:table-cell table:style-name="ce39" table:formula="of:=[.F7]*0.4" office:value-type="float" office:value="616.125150421179" calcext:value-type="float">
            <text:p>616</text:p>
          </table:table-cell>
          <table:table-cell table:style-name="ce39" table:formula="of:=[.G7]*0.4" office:value-type="float" office:value="1540.31287605295" calcext:value-type="float">
            <text:p>1540</text:p>
          </table:table-cell>
          <table:table-cell table:style-name="ce39" table:formula="of:=[.H7]*0.4" office:value-type="float" office:value="3080.6257521059" calcext:value-type="float">
            <text:p>3081</text:p>
          </table:table-cell>
          <table:table-cell table:number-columns-repeated="2"/>
          <table:table-cell office:value-type="string" calcext:value-type="string">
            <text:p>scale K</text:p>
          </table:table-cell>
          <table:table-cell office:value-type="string" calcext:value-type="string">
            <text:p>scale 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</text:p>
          </table:table-cell>
          <table:table-cell table:formula="of:=[.$L$4]" office:value-type="float" office:value="64" calcext:value-type="float">
            <text:p>64</text:p>
          </table:table-cell>
          <table:table-cell table:formula="of:=[.$L$4]" office:value-type="float" office:value="64" calcext:value-type="float">
            <text:p>64</text:p>
          </table:table-cell>
          <table:table-cell table:style-name="ce39" table:formula="of:=IF([.$L$7]=1;([.$C$7]/[.$C$8])*[.D8];[.$L$4])" office:value-type="float" office:value="385.078219013237" calcext:value-type="float">
            <text:p>385</text:p>
          </table:table-cell>
          <table:table-cell table:style-name="ce39" table:formula="of:=IF([.$L$7]=1;([.$C$7]/[.$C$8])*[.E8];[.$L$4])" office:value-type="float" office:value="770.156438026474" calcext:value-type="float">
            <text:p>770</text:p>
          </table:table-cell>
          <table:table-cell table:style-name="ce39" table:formula="of:=IF([.$L$7]=1;([.$C$7]/[.$C$8])*[.F8];[.$L$4])" office:value-type="float" office:value="1540.31287605295" calcext:value-type="float">
            <text:p>1540</text:p>
          </table:table-cell>
          <table:table-cell table:style-name="ce39" table:formula="of:=IF([.$L$7]=1;([.$C$7]/[.$C$8])*[.G8];[.$L$4])" office:value-type="float" office:value="3850.78219013237" calcext:value-type="float">
            <text:p>3851</text:p>
          </table:table-cell>
          <table:table-cell table:style-name="ce39" table:formula="of:=IF([.$L$7]=1;([.$C$7]/[.$C$8])*[.H8];[.$L$4])" office:value-type="float" office:value="7701.56438026474" calcext:value-type="float">
            <text:p>77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7" calcext:value-type="float">
            <text:p>357</text:p>
          </table:table-cell>
          <table:table-cell office:value-type="float" office:value="831" calcext:value-type="float">
            <text:p>831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words</text:p>
          </table:table-cell>
          <table:table-cell office:value-type="float" office:value="14610273" calcext:value-type="float">
            <text:p>14610273</text:p>
          </table:table-cell>
          <table:table-cell office:value-type="float" office:value="33050096" calcext:value-type="float">
            <text:p>33050096</text:p>
          </table:table-cell>
          <table:table-cell table:formula="of:=[.D8]*40000" office:value-type="float" office:value="200000000" calcext:value-type="float">
            <text:p>200000000</text:p>
          </table:table-cell>
          <table:table-cell table:formula="of:=[.E8]*40000" office:value-type="float" office:value="400000000" calcext:value-type="float">
            <text:p>400000000</text:p>
          </table:table-cell>
          <table:table-cell table:formula="of:=[.F8]*40000" office:value-type="float" office:value="800000000" calcext:value-type="float">
            <text:p>800000000</text:p>
          </table:table-cell>
          <table:table-cell table:formula="of:=[.G8]*40000" office:value-type="float" office:value="2000000000" calcext:value-type="float">
            <text:p>2000000000</text:p>
          </table:table-cell>
          <table:table-cell table:formula="of:=[.H8]*40000" office:value-type="float" office:value="4000000000" calcext:value-type="float">
            <text:p>40000000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d mem</text:p>
          </table:table-cell>
          <table:table-cell table:style-name="ce38" table:formula="of:=6*[.B2]+(7+2*[.B4]+([.B8]/[.B6]))*[.B3]+(5+([.B4]+1)/[.B4]+([.B8]/[.B6]))*[.B2]+[.B9]/[.B6]" office:value-type="float" office:value="7608595.7578125" calcext:value-type="float">
            <text:p>7608595.76</text:p>
          </table:table-cell>
          <table:table-cell table:style-name="ce38" table:formula="of:=6*[.C2]+(7+2*[.C4]+([.C8]/[.C6]))*[.C3]+(5+([.C4]+1)/[.C4]+([.C8]/[.C6]))*[.C2]+[.C9]/[.C6]" office:value-type="float" office:value="23589534.21875" calcext:value-type="float">
            <text:p>23589534.22</text:p>
          </table:table-cell>
          <table:table-cell table:style-name="ce38" table:formula="of:=6*[.D2]+(7+2*[.D4]+([.D8]/[.D6]))*[.D3]+(5+([.D4]+1)/[.D4]+([.D8]/[.D6]))*[.D2]+[.D9]/[.D6]" office:value-type="float" office:value="23624776.2484958" calcext:value-type="float">
            <text:p>23624776.25</text:p>
          </table:table-cell>
          <table:table-cell table:style-name="ce38" table:formula="of:=6*[.E2]+(7+2*[.E4]+([.E8]/[.E6]))*[.E3]+(5+([.E4]+1)/[.E4]+([.E8]/[.E6]))*[.E2]+[.E9]/[.E6]" office:value-type="float" office:value="23658146.2469916" calcext:value-type="float">
            <text:p>23658146.25</text:p>
          </table:table-cell>
          <table:table-cell table:style-name="ce38" table:formula="of:=6*[.F2]+(7+2*[.F4]+([.F8]/[.F6]))*[.F3]+(5+([.F4]+1)/[.F4]+([.F8]/[.F6]))*[.F2]+[.F9]/[.F6]" office:value-type="float" office:value="23724886.2439832" calcext:value-type="float">
            <text:p>23724886.24</text:p>
          </table:table-cell>
          <table:table-cell table:style-name="ce38" table:formula="of:=6*[.G2]+(7+2*[.G4]+([.G8]/[.G6]))*[.G3]+(5+([.G4]+1)/[.G4]+([.G8]/[.G6]))*[.G2]+[.G9]/[.G6]" office:value-type="float" office:value="23925106.2349579" calcext:value-type="float">
            <text:p>23925106.23</text:p>
          </table:table-cell>
          <table:table-cell table:style-name="ce38" table:formula="of:=6*[.H2]+(7+2*[.H4]+([.H8]/[.H6]))*[.H3]+(5+([.H4]+1)/[.H4]+([.H8]/[.H6]))*[.H2]+[.H9]/[.H6]" office:value-type="float" office:value="24258806.2199158" calcext:value-type="float">
            <text:p>24258806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w mem</text:p>
          </table:table-cell>
          <table:table-cell table:style-name="ce38" table:formula="of:=(2+[.B4]+([.B2]/[.B5]))*[.B3]+[.B4]" office:value-type="float" office:value="703653.833333333" calcext:value-type="float">
            <text:p>703653.83</text:p>
          </table:table-cell>
          <table:table-cell table:style-name="ce38" table:formula="of:=(2+[.C4]+([.C2]/[.C5]))*[.C3]+[.C4]" office:value-type="float" office:value="1303091.33333333" calcext:value-type="float">
            <text:p>1303091.33</text:p>
          </table:table-cell>
          <table:table-cell table:style-name="ce38" table:formula="of:=(2+[.D4]+([.D2]/[.D5]))*[.D3]+[.D4]" office:value-type="float" office:value="1308108.18050541" calcext:value-type="float">
            <text:p>1308108.18</text:p>
          </table:table-cell>
          <table:table-cell table:style-name="ce38" table:formula="of:=(2+[.E4]+([.E2]/[.E5]))*[.E3]+[.E4]" office:value-type="float" office:value="1314125.0276775" calcext:value-type="float">
            <text:p>1314125.03</text:p>
          </table:table-cell>
          <table:table-cell table:style-name="ce38" table:formula="of:=(2+[.F4]+([.F2]/[.F5]))*[.F3]+[.F4]" office:value-type="float" office:value="1326158.72202166" calcext:value-type="float">
            <text:p>1326158.72</text:p>
          </table:table-cell>
          <table:table-cell table:style-name="ce38" table:formula="of:=(2+[.G4]+([.G2]/[.G5]))*[.G3]+[.G4]" office:value-type="float" office:value="1362259.80505415" calcext:value-type="float">
            <text:p>1362259.81</text:p>
          </table:table-cell>
          <table:table-cell table:style-name="ce38" table:formula="of:=(2+[.H4]+([.H2]/[.H5]))*[.H3]+[.H4]" office:value-type="float" office:value="1422428.27677497" calcext:value-type="float">
            <text:p>1422428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LDA mem</text:p>
          </table:table-cell>
          <table:table-cell table:style-name="ce38" table:formula="of:=2*[.B2]+2*[.B2]+(6+2*[.B2]+([.B8]/[.B7]))*[.B3]+[.B9]/[.B7]" office:value-type="float" office:value="55271907.328125" calcext:value-type="float">
            <text:p>55271907.33</text:p>
          </table:table-cell>
          <table:table-cell table:style-name="ce38" table:formula="of:=2*[.C2]+2*[.C2]+(6+2*[.C2]+([.C8]/[.C7]))*[.C3]+[.C9]/[.C7]" office:value-type="float" office:value="102518306.1875" calcext:value-type="float">
            <text:p>102518306.19</text:p>
          </table:table-cell>
          <table:table-cell table:style-name="ce38" table:formula="of:=2*[.D2]+2*[.D2]+(6+2*[.D2]+([.D8]/[.D7]))*[.D3]+[.D9]/[.D7]" office:value-type="float" office:value="604215514.816486" calcext:value-type="float">
            <text:p>604215514.82</text:p>
          </table:table-cell>
          <table:table-cell table:style-name="ce38" table:formula="of:=2*[.E2]+2*[.E2]+(6+2*[.E2]+([.E8]/[.E7]))*[.E3]+[.E9]/[.E7]" office:value-type="float" office:value="1205911654.63297" calcext:value-type="float">
            <text:p>1205911654.63</text:p>
          </table:table-cell>
          <table:table-cell table:style-name="ce38" table:formula="of:=2*[.F2]+2*[.F2]+(6+2*[.F2]+([.F8]/[.F7]))*[.F3]+[.F9]/[.F7]" office:value-type="float" office:value="2409303934.26594" calcext:value-type="float">
            <text:p>2409303934.27</text:p>
          </table:table-cell>
          <table:table-cell table:style-name="ce38" table:formula="of:=2*[.G2]+2*[.G2]+(6+2*[.G2]+([.G8]/[.G7]))*[.G3]+[.G9]/[.G7]" office:value-type="float" office:value="6019480773.16486" calcext:value-type="float">
            <text:p>6019480773.16</text:p>
          </table:table-cell>
          <table:table-cell table:style-name="ce38" table:formula="of:=2*[.H2]+2*[.H2]+(6+2*[.H2]+([.H8]/[.H7]))*[.H3]+[.H9]/[.H7]" office:value-type="float" office:value="12036442171.3297" calcext:value-type="float">
            <text:p>12036442171.33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d KB</text:p>
          </table:table-cell>
          <table:table-cell table:style-name="ce38" table:formula="of:=([.B13]*4)/1024" office:value-type="float" office:value="29721.0771789551" calcext:value-type="float">
            <text:p>29721.08</text:p>
          </table:table-cell>
          <table:table-cell table:style-name="ce38" table:formula="of:=([.C13]*4)/1024" office:value-type="float" office:value="92146.6180419922" calcext:value-type="float">
            <text:p>92146.62</text:p>
          </table:table-cell>
          <table:table-cell table:style-name="ce38" table:formula="of:=([.D13]*4)/1024" office:value-type="float" office:value="92284.2822206867" calcext:value-type="float">
            <text:p>92284.28</text:p>
          </table:table-cell>
          <table:table-cell table:style-name="ce38" table:formula="of:=([.E13]*4)/1024" office:value-type="float" office:value="92414.6337773108" calcext:value-type="float">
            <text:p>92414.63</text:p>
          </table:table-cell>
          <table:table-cell table:style-name="ce38" table:formula="of:=([.F13]*4)/1024" office:value-type="float" office:value="92675.3368905592" calcext:value-type="float">
            <text:p>92675.34</text:p>
          </table:table-cell>
          <table:table-cell table:style-name="ce38" table:formula="of:=([.G13]*4)/1024" office:value-type="float" office:value="93457.4462303042" calcext:value-type="float">
            <text:p>93457.45</text:p>
          </table:table-cell>
          <table:table-cell table:style-name="ce38" table:formula="of:=([.H13]*4)/1024" office:value-type="float" office:value="94760.9617965459" calcext:value-type="float">
            <text:p>94760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w KB</text:p>
          </table:table-cell>
          <table:table-cell table:style-name="ce38" table:formula="of:=([.B14]*4)/1024" office:value-type="float" office:value="2748.64778645833" calcext:value-type="float">
            <text:p>2748.65</text:p>
          </table:table-cell>
          <table:table-cell table:style-name="ce38" table:formula="of:=([.C14]*4)/1024" office:value-type="float" office:value="5090.20052083333" calcext:value-type="float">
            <text:p>5090.20</text:p>
          </table:table-cell>
          <table:table-cell table:style-name="ce38" table:formula="of:=([.D14]*4)/1024" office:value-type="float" office:value="5109.79758009928" calcext:value-type="float">
            <text:p>5109.80</text:p>
          </table:table-cell>
          <table:table-cell table:style-name="ce38" table:formula="of:=([.E14]*4)/1024" office:value-type="float" office:value="5133.30088936522" calcext:value-type="float">
            <text:p>5133.30</text:p>
          </table:table-cell>
          <table:table-cell table:style-name="ce38" table:formula="of:=([.F14]*4)/1024" office:value-type="float" office:value="5180.30750789711" calcext:value-type="float">
            <text:p>5180.31</text:p>
          </table:table-cell>
          <table:table-cell table:style-name="ce38" table:formula="of:=([.G14]*4)/1024" office:value-type="float" office:value="5321.32736349278" calcext:value-type="float">
            <text:p>5321.33</text:p>
          </table:table-cell>
          <table:table-cell table:style-name="ce38" table:formula="of:=([.H14]*4)/1024" office:value-type="float" office:value="5556.36045615222" calcext:value-type="float">
            <text:p>5556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LDA KB</text:p>
          </table:table-cell>
          <table:table-cell table:style-name="ce38" table:formula="of:=([.B15]*4)/1024" office:value-type="float" office:value="215905.888000488" calcext:value-type="float">
            <text:p>215905.89</text:p>
          </table:table-cell>
          <table:table-cell table:style-name="ce38" table:formula="of:=([.C15]*4)/1024" office:value-type="float" office:value="400462.133544922" calcext:value-type="float">
            <text:p>400462.13</text:p>
          </table:table-cell>
          <table:table-cell table:style-name="ce38" table:formula="of:=([.D15]*4)/1024" office:value-type="float" office:value="2360216.8547519" calcext:value-type="float">
            <text:p>2360216.85</text:p>
          </table:table-cell>
          <table:table-cell table:style-name="ce38" table:formula="of:=([.E15]*4)/1024" office:value-type="float" office:value="4710592.40091005" calcext:value-type="float">
            <text:p>4710592.40</text:p>
          </table:table-cell>
          <table:table-cell table:style-name="ce38" table:formula="of:=([.F15]*4)/1024" office:value-type="float" office:value="9411343.49322635" calcext:value-type="float">
            <text:p>9411343.49</text:p>
          </table:table-cell>
          <table:table-cell table:style-name="ce38" table:formula="of:=([.G15]*4)/1024" office:value-type="float" office:value="23513596.7701752" calcext:value-type="float">
            <text:p>23513596.77</text:p>
          </table:table-cell>
          <table:table-cell table:style-name="ce38" table:formula="of:=([.H15]*4)/1024" office:value-type="float" office:value="47017352.2317567" calcext:value-type="float">
            <text:p>47017352.23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d MB</text:p>
          </table:table-cell>
          <table:table-cell table:style-name="ce38" table:formula="of:=[.B17]/1024" office:value-type="float" office:value="29.0244894325733" calcext:value-type="float">
            <text:p>29.02</text:p>
          </table:table-cell>
          <table:table-cell table:style-name="ce38" table:formula="of:=[.C17]/1024" office:value-type="float" office:value="89.986931681633" calcext:value-type="float">
            <text:p>89.99</text:p>
          </table:table-cell>
          <table:table-cell table:style-name="ce38" table:formula="of:=[.D17]/1024" office:value-type="float" office:value="90.1213693561393" calcext:value-type="float">
            <text:p>90.12</text:p>
          </table:table-cell>
          <table:table-cell table:style-name="ce38" table:formula="of:=[.E17]/1024" office:value-type="float" office:value="90.2486657981551" calcext:value-type="float">
            <text:p>90.25</text:p>
          </table:table-cell>
          <table:table-cell table:style-name="ce38" table:formula="of:=[.F17]/1024" office:value-type="float" office:value="90.5032586821867" calcext:value-type="float">
            <text:p>90.50</text:p>
          </table:table-cell>
          <table:table-cell table:style-name="ce38" table:formula="of:=[.G17]/1024" office:value-type="float" office:value="91.2670373342815" calcext:value-type="float">
            <text:p>91.27</text:p>
          </table:table-cell>
          <table:table-cell table:style-name="ce38" table:formula="of:=[.H17]/1024" office:value-type="float" office:value="92.5400017544394" calcext:value-type="float">
            <text:p>92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w MB</text:p>
          </table:table-cell>
          <table:table-cell table:style-name="ce38" table:formula="of:=[.B18]/1024" office:value-type="float" office:value="2.68422635396322" calcext:value-type="float">
            <text:p>2.68</text:p>
          </table:table-cell>
          <table:table-cell table:style-name="ce38" table:formula="of:=[.C18]/1024" office:value-type="float" office:value="4.9708989461263" calcext:value-type="float">
            <text:p>4.97</text:p>
          </table:table-cell>
          <table:table-cell table:style-name="ce38" table:formula="of:=[.D18]/1024" office:value-type="float" office:value="4.9900366993157" calcext:value-type="float">
            <text:p>4.99</text:p>
          </table:table-cell>
          <table:table-cell table:style-name="ce38" table:formula="of:=[.E18]/1024" office:value-type="float" office:value="5.01298914977072" calcext:value-type="float">
            <text:p>5.01</text:p>
          </table:table-cell>
          <table:table-cell table:style-name="ce38" table:formula="of:=[.F18]/1024" office:value-type="float" office:value="5.05889405068077" calcext:value-type="float">
            <text:p>5.06</text:p>
          </table:table-cell>
          <table:table-cell table:style-name="ce38" table:formula="of:=[.G18]/1024" office:value-type="float" office:value="5.19660875341092" calcext:value-type="float">
            <text:p>5.20</text:p>
          </table:table-cell>
          <table:table-cell table:style-name="ce38" table:formula="of:=[.H18]/1024" office:value-type="float" office:value="5.42613325796116" calcext:value-type="float">
            <text:p>5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LDA MB</text:p>
          </table:table-cell>
          <table:table-cell table:style-name="ce38" table:formula="of:=[.B19]/1024" office:value-type="float" office:value="210.845593750477" calcext:value-type="float">
            <text:p>210.85</text:p>
          </table:table-cell>
          <table:table-cell table:style-name="ce38" table:formula="of:=[.C19]/1024" office:value-type="float" office:value="391.076302289963" calcext:value-type="float">
            <text:p>391.08</text:p>
          </table:table-cell>
          <table:table-cell table:style-name="ce38" table:formula="of:=[.D19]/1024" office:value-type="float" office:value="2304.89927221865" calcext:value-type="float">
            <text:p>2304.90</text:p>
          </table:table-cell>
          <table:table-cell table:style-name="ce38" table:formula="of:=[.E19]/1024" office:value-type="float" office:value="4600.18789151372" calcext:value-type="float">
            <text:p>4600.19</text:p>
          </table:table-cell>
          <table:table-cell table:style-name="ce38" table:formula="of:=[.F19]/1024" office:value-type="float" office:value="9190.76513010385" calcext:value-type="float">
            <text:p>9190.77</text:p>
          </table:table-cell>
          <table:table-cell table:style-name="ce38" table:formula="of:=[.G19]/1024" office:value-type="float" office:value="22962.4968458743" calcext:value-type="float">
            <text:p>22962.50</text:p>
          </table:table-cell>
          <table:table-cell table:style-name="ce38" table:formula="of:=[.H19]/1024" office:value-type="float" office:value="45915.3830388249" calcext:value-type="float">
            <text:p>45915.38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7"/>
          <table:table-cell table:number-columns-repeated="1016"/>
        </table:table-row>
        <table:table-row table:style-name="ro1">
          <table:table-cell table:style-name="ce37" office:value-type="string" calcext:value-type="string">
            <text:p>Pd GB</text:p>
          </table:table-cell>
          <table:table-cell table:style-name="ce37" table:formula="of:=[.B21]/1024" office:value-type="float" office:value="0.0283442279614974" calcext:value-type="float">
            <text:p>0.028</text:p>
          </table:table-cell>
          <table:table-cell table:style-name="ce37" table:formula="of:=[.C21]/1024" office:value-type="float" office:value="0.0878778629703447" calcext:value-type="float">
            <text:p>0.088</text:p>
          </table:table-cell>
          <table:table-cell table:style-name="ce37" table:formula="of:=[.D21]/1024" office:value-type="float" office:value="0.0880091497618548" calcext:value-type="float">
            <text:p>0.088</text:p>
          </table:table-cell>
          <table:table-cell table:style-name="ce37" table:formula="of:=[.E21]/1024" office:value-type="float" office:value="0.0881334626935109" calcext:value-type="float">
            <text:p>0.088</text:p>
          </table:table-cell>
          <table:table-cell table:style-name="ce37" table:formula="of:=[.F21]/1024" office:value-type="float" office:value="0.088382088556823" calcext:value-type="float">
            <text:p>0.088</text:p>
          </table:table-cell>
          <table:table-cell table:style-name="ce37" table:formula="of:=[.G21]/1024" office:value-type="float" office:value="0.0891279661467592" calcext:value-type="float">
            <text:p>0.089</text:p>
          </table:table-cell>
          <table:table-cell table:style-name="ce37" table:formula="of:=[.H21]/1024" office:value-type="float" office:value="0.0903710954633197" calcext:value-type="float">
            <text:p>0.090</text:p>
          </table:table-cell>
          <table:table-cell table:style-name="ce37" table:number-columns-repeated="1016"/>
        </table:table-row>
        <table:table-row table:style-name="ro1">
          <table:table-cell table:style-name="ce37" office:value-type="string" calcext:value-type="string">
            <text:p>Pw GB</text:p>
          </table:table-cell>
          <table:table-cell table:style-name="ce37" table:formula="of:=[.B22]/1024" office:value-type="float" office:value="0.0026213147987922" calcext:value-type="float">
            <text:p>0.003</text:p>
          </table:table-cell>
          <table:table-cell table:style-name="ce37" table:formula="of:=[.C22]/1024" office:value-type="float" office:value="0.00485439350207647" calcext:value-type="float">
            <text:p>0.005</text:p>
          </table:table-cell>
          <table:table-cell table:style-name="ce37" table:formula="of:=[.D22]/1024" office:value-type="float" office:value="0.00487308271417549" calcext:value-type="float">
            <text:p>0.005</text:p>
          </table:table-cell>
          <table:table-cell table:style-name="ce37" table:formula="of:=[.E22]/1024" office:value-type="float" office:value="0.00489549721657297" calcext:value-type="float">
            <text:p>0.005</text:p>
          </table:table-cell>
          <table:table-cell table:style-name="ce37" table:formula="of:=[.F22]/1024" office:value-type="float" office:value="0.00494032622136794" calcext:value-type="float">
            <text:p>0.005</text:p>
          </table:table-cell>
          <table:table-cell table:style-name="ce37" table:formula="of:=[.G22]/1024" office:value-type="float" office:value="0.00507481323575285" calcext:value-type="float">
            <text:p>0.005</text:p>
          </table:table-cell>
          <table:table-cell table:style-name="ce37" table:formula="of:=[.H22]/1024" office:value-type="float" office:value="0.00529895825972769" calcext:value-type="float">
            <text:p>0.005</text:p>
          </table:table-cell>
          <table:table-cell table:style-name="ce37" table:number-columns-repeated="1016"/>
        </table:table-row>
        <table:table-row table:style-name="ro1">
          <table:table-cell table:style-name="ce37" office:value-type="string" calcext:value-type="string">
            <text:p>ADLDA GB</text:p>
          </table:table-cell>
          <table:table-cell table:style-name="ce37" table:formula="of:=[.B23]/1024" office:value-type="float" office:value="0.20590390014695" calcext:value-type="float">
            <text:p>0.206</text:p>
          </table:table-cell>
          <table:table-cell table:style-name="ce37" table:formula="of:=[.C23]/1024" office:value-type="float" office:value="0.381910451455042" calcext:value-type="float">
            <text:p>0.382</text:p>
          </table:table-cell>
          <table:table-cell table:style-name="ce37" table:formula="of:=[.D23]/1024" office:value-type="float" office:value="2.25087819552603" calcext:value-type="float">
            <text:p>2.251</text:p>
          </table:table-cell>
          <table:table-cell table:style-name="ce37" table:formula="of:=[.E23]/1024" office:value-type="float" office:value="4.49237098780637" calcext:value-type="float">
            <text:p>4.492</text:p>
          </table:table-cell>
          <table:table-cell table:style-name="ce37" table:formula="of:=[.F23]/1024" office:value-type="float" office:value="8.97535657236704" calcext:value-type="float">
            <text:p>8.975</text:p>
          </table:table-cell>
          <table:table-cell table:style-name="ce37" table:formula="of:=[.G23]/1024" office:value-type="float" office:value="22.4243133260491" calcext:value-type="float">
            <text:p>22.424</text:p>
          </table:table-cell>
          <table:table-cell table:style-name="ce37" table:formula="of:=[.H23]/1024" office:value-type="float" office:value="44.8392412488525" calcext:value-type="float">
            <text:p>44.839</text:p>
          </table:table-cell>
          <table:table-cell table:style-name="ce37"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2:21:17.090801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Cronin</meta:initial-creator>
    <meta:creation-date>2017-08-12T10:38:01.440655224</meta:creation-date>
    <dc:date>2017-09-01T14:35:23.782690474</dc:date>
    <meta:editing-duration>P1DT2H28M53S</meta:editing-duration>
    <meta:editing-cycles>34</meta:editing-cycles>
    <meta:generator>LibreOffice/4.3.7.2$Linux_X86_64 LibreOffice_project/430$Build-2</meta:generator>
    <dc:creator>Robert Cronin</dc:creator>
    <meta:document-statistic meta:table-count="4" meta:cell-count="1969" meta:object-count="0"/>
  </office:meta>
</office:document-meta>
</file>